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Pictures/1000000000000008000000085467145C4A693C67.png" manifest:media-type="image/png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bitmap" draw:fill-color="#729fcf" draw:fill-image-name="Empty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9mm" svg:height="89.99mm" svg:x="34.22mm" svg:y="248.57mm">
            <loext:p draw:notify-on-update-of-ranges="Feuille1.B6:Feuille1.F6 Feuille1.A7:Feuille1.A7 Feuille1.B7:Feuille1.F7 Feuille1.A8:Feuille1.A8 Feuille1.B8:Feuille1.F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5.7mm" svg:height="93.24mm" svg:x="461.89mm" svg:y="15.4mm">
            <loext:p draw:notify-on-update-of-ranges="Feuille1.B6:Feuille1.K6 Feuille1.A7:Feuille1.A7 Feuille1.B7:Feuille1.K7 Feuille1.A8:Feuille1.A8 Feuille1.B8:Feuille1.K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2mm" svg:height="90.05mm" svg:x="301.69mm" svg:y="13.55mm">
            <loext:p draw:notify-on-update-of-ranges="Feuille1.B6:Feuille1.K6 Feuille1.A9:Feuille1.A9 Feuille1.B9:Feuille1.K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9.99mm" svg:height="89.99mm" svg:x="466.05mm" svg:y="117.87mm">
            <loext:p draw:notify-on-update-of-ranges="Feuille1.B12:Feuille1.K12 Feuille1.A13:Feuille1.A13 Feuille1.B13:Feuille1.K13 Feuille1.A14:Feuille1.A14 Feuille1.B14:Feuille1.K14 Feuille1.A33:Feuille1.A33 Feuille1.B33:Feuille1.K33 Feuille1.A34:Feuille1.A34 Feuille1.B34:Feuille1.K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59.99mm" svg:height="89.99mm" svg:x="179.78mm" svg:y="304.78mm">
            <loext:p draw:notify-on-update-of-ranges="Feuille1.B12:Feuille1.K12 Feuille1.A15:Feuille1.A15 Feuille1.B15:Feuille1.K15 Feuille1.A35:Feuille1.A35 Feuille1.B35:Feuille1.K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2" svg:width="159.99mm" svg:height="89.99mm" svg:x="294.07mm" svg:y="117.33mm">
            <loext:p draw:notify-on-update-of-ranges="Feuille1.B6:Feuille1.G6 Feuille1.A8:Feuille1.A8 Feuille1.B8:Feuille1.G8 Feuille1.A14:Feuille1.A14 Feuille1.B14:Feuille1.G14 Feuille1.A34:Feuille1.A34 Feuille1.B34:Feuille1.G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2mm" svg:height="90.04mm" svg:x="47.9mm" svg:y="166.01mm">
            <loext:p draw:notify-on-update-of-ranges="Feuille1.B6:Feuille1.K6 Feuille1.A7:Feuille1.A7 Feuille1.B7:Feuille1.K7 Feuille1.A13:Feuille1.A13 Feuille1.B13:Feuille1.K13 Feuille1.A33:Feuille1.A33 Feuille1.B33:Feuille1.K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60.2mm" svg:height="90.04mm" svg:x="204.52mm" svg:y="184.08mm">
            <loext:p draw:notify-on-update-of-ranges="Feuille1.B6:Feuille1.G6 Feuille1.A9:Feuille1.A9 Feuille1.B9:Feuille1.G9 Feuille1.A15:Feuille1.A15 Feuille1.B15:Feuille1.G15 Feuille1.A35:Feuille1.A35 Feuille1.B35:Feuille1.G3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229.84mm" svg:height="90.04mm" svg:x="8.26mm" svg:y="680.79mm">
            <loext:p draw:notify-on-update-of-ranges="Feuille1.B124:Feuille1.K124 Feuille1.A125:Feuille1.A125 Feuille1.B125:Feuille1.K125 Feuille1.A99:Feuille1.A99 Feuille1.B99:Feuille1.K99 Feuille1.A199:Feuille1.A199 Feuille1.B199:Feuille1.K199 Feuille1.A126:Feuille1.A126 Feuille1.B126:Feuille1.K126 Feuille1.A100:Feuille1.A100 Feuille1.B100:Feuille1.K100 Feuille1.A200:Feuille1.A200 Feuille1.B200:Feuille1.K20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248mm" svg:height="90.05mm" svg:x="244.16mm" svg:y="681.85mm">
            <loext:p draw:notify-on-update-of-ranges="Feuille1.B124:Feuille1.K124 Feuille1.A145:Feuille1.A145 Feuille1.B145:Feuille1.K145 Feuille1.A219:Feuille1.A219 Feuille1.B219:Feuille1.K219 Feuille1.A119:Feuille1.A119 Feuille1.B119:Feuille1.K119 Feuille1.A146:Feuille1.A146 Feuille1.B146:Feuille1.K146 Feuille1.A120:Feuille1.A120 Feuille1.B120:Feuille1.K120 Feuille1.A220:Feuille1.A220 Feuille1.B220:Feuille1.K22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205.34mm" svg:height="90.04mm" svg:x="29.45mm" svg:y="781.19mm">
            <loext:p draw:notify-on-update-of-ranges="Feuille1.B124:Feuille1.K124 Feuille1.A127:Feuille1.A127 Feuille1.B127:Feuille1.K127 Feuille1.A101:Feuille1.A101 Feuille1.B101:Feuille1.K10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Algorithme Itera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6" calcext:value-type="float">
            <text:p>0,6</text:p>
          </table:table-cell>
          <table:table-cell office:value-type="float" office:value="2.43" calcext:value-type="float">
            <text:p>2,43</text:p>
          </table:table-cell>
          <table:table-cell office:value-type="float" office:value="11.74" calcext:value-type="float">
            <text:p>11,74</text:p>
          </table:table-cell>
          <table:table-cell office:value-type="float" office:value="38.47" calcext:value-type="float">
            <text:p>38,47</text:p>
          </table:table-cell>
          <table:table-cell office:value-type="float" office:value="142.66" calcext:value-type="float">
            <text:p>142,66</text:p>
          </table:table-cell>
          <table:table-cell office:value-type="float" office:value="572.31" calcext:value-type="float">
            <text:p>572,31</text:p>
          </table:table-cell>
        </table:table-row>
        <table:table-row table:style-name="ro1">
          <table:table-cell office:value-type="string" calcext:value-type="string">
            <text:p>Temps Util Iteratif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62" calcext:value-type="float">
            <text:p>0,62</text:p>
          </table:table-cell>
          <table:table-cell office:value-type="float" office:value="2.38" calcext:value-type="float">
            <text:p>2,38</text:p>
          </table:table-cell>
          <table:table-cell office:value-type="float" office:value="11.75" calcext:value-type="float">
            <text:p>11,75</text:p>
          </table:table-cell>
          <table:table-cell office:value-type="float" office:value="38.38" calcext:value-type="float">
            <text:p>38,38</text:p>
          </table:table-cell>
          <table:table-cell office:value-type="float" office:value="142.63" calcext:value-type="float">
            <text:p>142,6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Memoire (kb)</text:p>
          </table:table-cell>
          <table:table-cell office:value-type="float" office:value="968" calcext:value-type="float">
            <text:p>968</text:p>
          </table:table-cell>
          <table:table-cell office:value-type="float" office:value="1080" calcext:value-type="float">
            <text:p>1080</text:p>
          </table:table-cell>
          <table:table-cell office:value-type="float" office:value="988" calcext:value-type="float">
            <text:p>988</text:p>
          </table:table-cell>
          <table:table-cell office:value-type="float" office:value="2004" calcext:value-type="float">
            <text:p>2004</text:p>
          </table:table-cell>
          <table:table-cell office:value-type="float" office:value="2959" calcext:value-type="float">
            <text:p>2959</text:p>
          </table:table-cell>
          <table:table-cell office:value-type="float" office:value="6864" calcext:value-type="float">
            <text:p>6864</text:p>
          </table:table-cell>
          <table:table-cell office:value-type="float" office:value="22156" calcext:value-type="float">
            <text:p>22156</text:p>
          </table:table-cell>
          <table:table-cell office:value-type="float" office:value="84796" calcext:value-type="float">
            <text:p>84796</text:p>
          </table:table-cell>
          <table:table-cell office:value-type="float" office:value="330056" calcext:value-type="float">
            <text:p>330056</text:p>
          </table:table-cell>
          <table:table-cell office:value-type="float" office:value="1313584" calcext:value-type="float">
            <text:p>13135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gorithme avec synchronisation barriere POSI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4(sec)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1.28" calcext:value-type="float">
            <text:p>1,28</text:p>
          </table:table-cell>
          <table:table-cell office:value-type="float" office:value="5.21" calcext:value-type="float">
            <text:p>5,21</text:p>
          </table:table-cell>
          <table:table-cell office:value-type="float" office:value="22.8" calcext:value-type="float">
            <text:p>22,8</text:p>
          </table:table-cell>
          <table:table-cell office:value-type="float" office:value="80" calcext:value-type="float">
            <text:p>80</text:p>
          </table:table-cell>
          <table:table-cell office:value-type="float" office:value="306.5" calcext:value-type="float">
            <text:p>306,5</text:p>
          </table:table-cell>
          <table:table-cell office:value-type="float" office:value="1226.82" calcext:value-type="float">
            <text:p>1226,82</text:p>
          </table:table-cell>
        </table:table-row>
        <table:table-row table:style-name="ro1">
          <table:table-cell office:value-type="string" calcext:value-type="string">
            <text:p>Temps Util4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.25" calcext:value-type="float">
            <text:p>1,25</text:p>
          </table:table-cell>
          <table:table-cell office:value-type="float" office:value="5.88" calcext:value-type="float">
            <text:p>5,88</text:p>
          </table:table-cell>
          <table:table-cell office:value-type="float" office:value="20.4" calcext:value-type="float">
            <text:p>20,4</text:p>
          </table:table-cell>
          <table:table-cell office:value-type="float" office:value="78.3" calcext:value-type="float">
            <text:p>78,3</text:p>
          </table:table-cell>
          <table:table-cell office:value-type="float" office:value="309.13" calcext:value-type="float">
            <text:p>309,13</text:p>
          </table:table-cell>
        </table:table-row>
        <table:table-row table:style-name="ro1">
          <table:table-cell office:value-type="string" calcext:value-type="string">
            <text:p>Mémoire4 (kb)</text:p>
          </table:table-cell>
          <table:table-cell office:value-type="float" office:value="1000" calcext:value-type="float">
            <text:p>1000</text:p>
          </table:table-cell>
          <table:table-cell office:value-type="float" office:value="1004" calcext:value-type="float">
            <text:p>1004</text:p>
          </table:table-cell>
          <table:table-cell office:value-type="float" office:value="976" calcext:value-type="float">
            <text:p>976</text:p>
          </table:table-cell>
          <table:table-cell office:value-type="float" office:value="2004" calcext:value-type="float">
            <text:p>2004</text:p>
          </table:table-cell>
          <table:table-cell office:value-type="float" office:value="3060" calcext:value-type="float">
            <text:p>3060</text:p>
          </table:table-cell>
          <table:table-cell office:value-type="float" office:value="6896" calcext:value-type="float">
            <text:p>6896</text:p>
          </table:table-cell>
          <table:table-cell office:value-type="float" office:value="22300" calcext:value-type="float">
            <text:p>22300</text:p>
          </table:table-cell>
          <table:table-cell office:value-type="float" office:value="83884" calcext:value-type="float">
            <text:p>83884</text:p>
          </table:table-cell>
          <table:table-cell office:value-type="float" office:value="330628" calcext:value-type="float">
            <text:p>330628</text:p>
          </table:table-cell>
          <table:table-cell office:value-type="float" office:value="1313380" calcext:value-type="float">
            <text:p>13133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office:value-type="float" office:value="1.14" calcext:value-type="float">
            <text:p>1,14</text:p>
          </table:table-cell>
          <table:table-cell office:value-type="float" office:value="4.86" calcext:value-type="float">
            <text:p>4,86</text:p>
          </table:table-cell>
          <table:table-cell office:value-type="float" office:value="23.59" calcext:value-type="float">
            <text:p>23,59</text:p>
          </table:table-cell>
          <table:table-cell office:value-type="float" office:value="82.38" calcext:value-type="float">
            <text:p>82,38</text:p>
          </table:table-cell>
          <table:table-cell office:value-type="float" office:value="311.11" calcext:value-type="float">
            <text:p>311,11</text:p>
          </table:table-cell>
          <table:table-cell office:value-type="float" office:value="1255.55" calcext:value-type="float">
            <text:p>1255,5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6.5" calcext:value-type="float">
            <text:p>6,5</text:p>
          </table:table-cell>
          <table:table-cell office:value-type="float" office:value="21.25" calcext:value-type="float">
            <text:p>21,25</text:p>
          </table:table-cell>
          <table:table-cell office:value-type="float" office:value="80.13" calcext:value-type="float">
            <text:p>80,13</text:p>
          </table:table-cell>
          <table:table-cell office:value-type="float" office:value="317.75" calcext:value-type="float">
            <text:p>317,7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1892" calcext:value-type="float">
            <text:p>1892</text:p>
          </table:table-cell>
          <table:table-cell office:value-type="float" office:value="2120" calcext:value-type="float">
            <text:p>2120</text:p>
          </table:table-cell>
          <table:table-cell office:value-type="float" office:value="2220" calcext:value-type="float">
            <text:p>2220</text:p>
          </table:table-cell>
          <table:table-cell office:value-type="float" office:value="2236" calcext:value-type="float">
            <text:p>2236</text:p>
          </table:table-cell>
          <table:table-cell office:value-type="float" office:value="3192" calcext:value-type="float">
            <text:p>3192</text:p>
          </table:table-cell>
          <table:table-cell office:value-type="float" office:value="7156" calcext:value-type="float">
            <text:p>7156</text:p>
          </table:table-cell>
          <table:table-cell office:value-type="float" office:value="22692" calcext:value-type="float">
            <text:p>22692</text:p>
          </table:table-cell>
          <table:table-cell office:value-type="float" office:value="83984" calcext:value-type="float">
            <text:p>83984</text:p>
          </table:table-cell>
          <table:table-cell office:value-type="float" office:value="329999" calcext:value-type="float">
            <text:p>329999</text:p>
          </table:table-cell>
          <table:table-cell office:value-type="float" office:value="1313616" calcext:value-type="float">
            <text:p>13136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1.3" calcext:value-type="float">
            <text:p>1,3</text:p>
          </table:table-cell>
          <table:table-cell office:value-type="float" office:value="5.62" calcext:value-type="float">
            <text:p>5,62</text:p>
          </table:table-cell>
          <table:table-cell office:value-type="float" office:value="25.1" calcext:value-type="float">
            <text:p>25,1</text:p>
          </table:table-cell>
          <table:table-cell office:value-type="float" office:value="87.7" calcext:value-type="float">
            <text:p>87,7</text:p>
          </table:table-cell>
          <table:table-cell office:value-type="float" office:value="325.2" calcext:value-type="float">
            <text:p>325,2</text:p>
          </table:table-cell>
          <table:table-cell office:value-type="float" office:value="1296.5" calcext:value-type="float">
            <text:p>1296,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6.75" calcext:value-type="float">
            <text:p>6,75</text:p>
          </table:table-cell>
          <table:table-cell office:value-type="float" office:value="22.9" calcext:value-type="float">
            <text:p>22,9</text:p>
          </table:table-cell>
          <table:table-cell office:value-type="float" office:value="83.1" calcext:value-type="float">
            <text:p>83,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2320" calcext:value-type="float">
            <text:p>2320</text:p>
          </table:table-cell>
          <table:table-cell office:value-type="float" office:value="2508" calcext:value-type="float">
            <text:p>2508</text:p>
          </table:table-cell>
          <table:table-cell office:value-type="float" office:value="2476" calcext:value-type="float">
            <text:p>2476</text:p>
          </table:table-cell>
          <table:table-cell office:value-type="float" office:value="2684" calcext:value-type="float">
            <text:p>2684</text:p>
          </table:table-cell>
          <table:table-cell office:value-type="float" office:value="3596" calcext:value-type="float">
            <text:p>3596</text:p>
          </table:table-cell>
          <table:table-cell office:value-type="float" office:value="7584" calcext:value-type="float">
            <text:p>7584</text:p>
          </table:table-cell>
          <table:table-cell office:value-type="float" office:value="23076" calcext:value-type="float">
            <text:p>23076</text:p>
          </table:table-cell>
          <table:table-cell office:value-type="float" office:value="84592" calcext:value-type="float">
            <text:p>84592</text:p>
          </table:table-cell>
          <table:table-cell office:value-type="float" office:value="330528" calcext:value-type="float">
            <text:p>330528</text:p>
          </table:table-cell>
          <table:table-cell office:value-type="float" office:value="1315632" calcext:value-type="float">
            <text:p>13156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1.19" calcext:value-type="float">
            <text:p>1,19</text:p>
          </table:table-cell>
          <table:table-cell office:value-type="float" office:value="1.21" calcext:value-type="float">
            <text:p>1,21</text:p>
          </table:table-cell>
          <table:table-cell office:value-type="float" office:value="1.26" calcext:value-type="float">
            <text:p>1,26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office:value-type="float" office:value="7.4" calcext:value-type="float">
            <text:p>7,4</text:p>
          </table:table-cell>
          <table:table-cell office:value-type="float" office:value="28.7" calcext:value-type="float">
            <text:p>28,7</text:p>
          </table:table-cell>
          <table:table-cell office:value-type="float" office:value="93.7" calcext:value-type="float">
            <text:p>93,7</text:p>
          </table:table-cell>
          <table:table-cell office:value-type="float" office:value="341.9" calcext:value-type="float">
            <text:p>341,9</text:p>
          </table:table-cell>
          <table:table-cell table:style-name="ce1" office:value-type="float" office:value="1555.8" calcext:value-type="float">
            <text:p>1555,8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office:value-type="float" office:value="0.38" calcext:value-type="float">
            <text:p>0,38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87" calcext:value-type="float">
            <text:p>0,87</text:p>
          </table:table-cell>
          <table:table-cell office:value-type="float" office:value="2.38" calcext:value-type="float">
            <text:p>2,38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,5</text:p>
          </table:table-cell>
          <table:table-cell office:value-type="float" office:value="86.5" calcext:value-type="float">
            <text:p>86,5</text:p>
          </table:table-cell>
          <table:table-cell office:value-type="float" office:value="394.1" calcext:value-type="float">
            <text:p>394,1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7392" calcext:value-type="float">
            <text:p>7392</text:p>
          </table:table-cell>
          <table:table-cell table:number-columns-repeated="2" office:value-type="float" office:value="7580" calcext:value-type="float">
            <text:p>7580</text:p>
          </table:table-cell>
          <table:table-cell office:value-type="float" office:value="4284" calcext:value-type="float">
            <text:p>4284</text:p>
          </table:table-cell>
          <table:table-cell office:value-type="float" office:value="8760" calcext:value-type="float">
            <text:p>8760</text:p>
          </table:table-cell>
          <table:table-cell office:value-type="float" office:value="12632" calcext:value-type="float">
            <text:p>12632</text:p>
          </table:table-cell>
          <table:table-cell office:value-type="float" office:value="24672" calcext:value-type="float">
            <text:p>24672</text:p>
          </table:table-cell>
          <table:table-cell office:value-type="float" office:value="89456" calcext:value-type="float">
            <text:p>89456</text:p>
          </table:table-cell>
          <table:table-cell office:value-type="float" office:value="335588" calcext:value-type="float">
            <text:p>335588</text:p>
          </table:table-cell>
          <table:table-cell office:value-type="float" office:value="1577780" calcext:value-type="float">
            <text:p>15777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1024(sec)</text:p>
          </table:table-cell>
          <table:table-cell office:value-type="float" office:value="1.23" calcext:value-type="float">
            <text:p>1,23</text:p>
          </table:table-cell>
          <table:table-cell office:value-type="float" office:value="5.46" calcext:value-type="float">
            <text:p>5,46</text:p>
          </table:table-cell>
          <table:table-cell office:value-type="float" office:value="5.8" calcext:value-type="float">
            <text:p>5,8</text:p>
          </table:table-cell>
          <table:table-cell office:value-type="float" office:value="6.3" calcext:value-type="float">
            <text:p>6,3</text:p>
          </table:table-cell>
          <table:table-cell office:value-type="float" office:value="8.2" calcext:value-type="float">
            <text:p>8,2</text:p>
          </table:table-cell>
          <table:table-cell office:value-type="float" office:value="17.7" calcext:value-type="float">
            <text:p>17,7</text:p>
          </table:table-cell>
          <table:table-cell office:value-type="float" office:value="50.5" calcext:value-type="float">
            <text:p>50,5</text:p>
          </table:table-cell>
          <table:table-cell office:value-type="float" office:value="116.5" calcext:value-type="float">
            <text:p>116,5</text:p>
          </table:table-cell>
          <table:table-cell office:value-type="float" office:value="417.5" calcext:value-type="float">
            <text:p>417,5</text:p>
          </table:table-cell>
          <table:table-cell table:style-name="ce1" office:value-type="float" office:value="1629.4" calcext:value-type="float">
            <text:p>1629,4</text:p>
          </table:table-cell>
        </table:table-row>
        <table:table-row table:style-name="ro1">
          <table:table-cell office:value-type="string" calcext:value-type="string">
            <text:p>Temps Util1024(Sec)</text:p>
          </table:table-cell>
          <table:table-cell office:value-type="float" office:value="0.38" calcext:value-type="float">
            <text:p>0,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5" calcext:value-type="float">
            <text:p>2,25</text:p>
          </table:table-cell>
          <table:table-cell office:value-type="float" office:value="2.5" calcext:value-type="float">
            <text:p>2,5</text:p>
          </table:table-cell>
          <table:table-cell office:value-type="float" office:value="5.6" calcext:value-type="float">
            <text:p>5,6</text:p>
          </table:table-cell>
          <table:table-cell office:value-type="float" office:value="14" calcext:value-type="float">
            <text:p>14</text:p>
          </table:table-cell>
          <table:table-cell office:value-type="float" office:value="31.3" calcext:value-type="float">
            <text:p>31,3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410.9" calcext:value-type="float">
            <text:p>410,9</text:p>
          </table:table-cell>
        </table:table-row>
        <table:table-row table:style-name="ro1">
          <table:table-cell office:value-type="string" calcext:value-type="string">
            <text:p>Mémoire1024 (kb)</text:p>
          </table:table-cell>
          <table:table-cell office:value-type="float" office:value="7380" calcext:value-type="float">
            <text:p>7380</text:p>
          </table:table-cell>
          <table:table-cell office:value-type="float" office:value="18484" calcext:value-type="float">
            <text:p>18484</text:p>
          </table:table-cell>
          <table:table-cell office:value-type="float" office:value="18740" calcext:value-type="float">
            <text:p>18740</text:p>
          </table:table-cell>
          <table:table-cell office:value-type="float" office:value="19008" calcext:value-type="float">
            <text:p>19008</text:p>
          </table:table-cell>
          <table:table-cell office:value-type="float" office:value="20116" calcext:value-type="float">
            <text:p>20116</text:p>
          </table:table-cell>
          <table:table-cell office:value-type="float" office:value="24656" calcext:value-type="float">
            <text:p>24656</text:p>
          </table:table-cell>
          <table:table-cell office:value-type="float" office:value="43344" calcext:value-type="float">
            <text:p>43344</text:p>
          </table:table-cell>
          <table:table-cell office:value-type="float" office:value="115872" calcext:value-type="float">
            <text:p>115872</text:p>
          </table:table-cell>
          <table:table-cell office:value-type="float" office:value="413468" calcext:value-type="float">
            <text:p>413468</text:p>
          </table:table-cell>
          <table:table-cell table:style-name="ce1" office:value-type="float" office:value="1593180" calcext:value-type="float">
            <text:p>1593180</text:p>
          </table:table-cell>
        </table:table-row>
        <table:table-row table:style-name="ro1" table:number-rows-repeated="55">
          <table:table-cell table:number-columns-repeated="11"/>
        </table:table-row>
        <table:table-row table:style-name="ro1">
          <table:table-cell office:value-type="string" calcext:value-type="string">
            <text:p>Algorithme Itera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office:value-type="float" office:value="0.75" calcext:value-type="float">
            <text:p>0,75</text:p>
          </table:table-cell>
          <table:table-cell office:value-type="float" office:value="2.94" calcext:value-type="float">
            <text:p>2,94</text:p>
          </table:table-cell>
          <table:table-cell office:value-type="float" office:value="11.42" calcext:value-type="float">
            <text:p>11,42</text:p>
          </table:table-cell>
          <table:table-cell office:value-type="float" office:value="44.85" calcext:value-type="float">
            <text:p>44,85</text:p>
          </table:table-cell>
          <table:table-cell office:value-type="float" office:value="178.6" calcext:value-type="float">
            <text:p>178,6</text:p>
          </table:table-cell>
          <table:table-cell office:value-type="float" office:value="713.5" calcext:value-type="float">
            <text:p>713,5</text:p>
          </table:table-cell>
        </table:table-row>
        <table:table-row table:style-name="ro1">
          <table:table-cell office:value-type="string" calcext:value-type="string">
            <text:p>Temps Util Iteratif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,5</text:p>
          </table:table-cell>
          <table:table-cell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713.8" calcext:value-type="float">
            <text:p>713,8</text:p>
          </table:table-cell>
        </table:table-row>
        <table:table-row table:style-name="ro1">
          <table:table-cell office:value-type="string" calcext:value-type="string">
            <text:p>Memoire (kb)</text:p>
          </table:table-cell>
          <table:table-cell table:number-columns-repeated="5" office:value-type="float" office:value="4216" calcext:value-type="float">
            <text:p>4216</text:p>
          </table:table-cell>
          <table:table-cell office:value-type="float" office:value="7896" calcext:value-type="float">
            <text:p>7896</text:p>
          </table:table-cell>
          <table:table-cell office:value-type="float" office:value="26556" calcext:value-type="float">
            <text:p>26556</text:p>
          </table:table-cell>
          <table:table-cell office:value-type="float" office:value="100404" calcext:value-type="float">
            <text:p>100404</text:p>
          </table:table-cell>
          <table:table-cell office:value-type="float" office:value="395464" calcext:value-type="float">
            <text:p>395464</text:p>
          </table:table-cell>
          <table:table-cell office:value-type="float" office:value="1575408" calcext:value-type="float">
            <text:p>15754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gorithme avec synchronisation barriere POSI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4(Posix)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1" calcext:value-type="float">
            <text:p>0,21</text:p>
          </table:table-cell>
          <table:table-cell office:value-type="float" office:value="0.8" calcext:value-type="float">
            <text:p>0,8</text:p>
          </table:table-cell>
          <table:table-cell office:value-type="float" office:value="3.1" calcext:value-type="float">
            <text:p>3,1</text:p>
          </table:table-cell>
          <table:table-cell office:value-type="float" office:value="11.8" calcext:value-type="float">
            <text:p>11,8</text:p>
          </table:table-cell>
          <table:table-cell office:value-type="float" office:value="45.8" calcext:value-type="float">
            <text:p>45,8</text:p>
          </table:table-cell>
          <table:table-cell office:value-type="float" office:value="181.6" calcext:value-type="float">
            <text:p>181,6</text:p>
          </table:table-cell>
          <table:table-cell office:value-type="float" office:value="724.6" calcext:value-type="float">
            <text:p>724,6</text:p>
          </table:table-cell>
        </table:table-row>
        <table:table-row table:style-name="ro1">
          <table:table-cell office:value-type="string" calcext:value-type="string">
            <text:p>Temps Util4(Posix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float" office:value="23.75" calcext:value-type="float">
            <text:p>23,75</text:p>
          </table:table-cell>
          <table:table-cell office:value-type="float" office:value="92.8" calcext:value-type="float">
            <text:p>92,8</text:p>
          </table:table-cell>
          <table:table-cell office:value-type="float" office:value="364.5" calcext:value-type="float">
            <text:p>364,5</text:p>
          </table:table-cell>
        </table:table-row>
        <table:table-row table:style-name="ro1">
          <table:table-cell office:value-type="string" calcext:value-type="string">
            <text:p>Mémoire4 (Posix)</text:p>
          </table:table-cell>
          <table:table-cell office:value-type="float" office:value="4216" calcext:value-type="float">
            <text:p>4216</text:p>
          </table:table-cell>
          <table:table-cell office:value-type="float" office:value="6092" calcext:value-type="float">
            <text:p>6092</text:p>
          </table:table-cell>
          <table:table-cell office:value-type="float" office:value="16388" calcext:value-type="float">
            <text:p>163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34656" calcext:value-type="float">
            <text:p>34656</text:p>
          </table:table-cell>
          <table:table-cell office:value-type="float" office:value="131676" calcext:value-type="float">
            <text:p>131676</text:p>
          </table:table-cell>
          <table:table-cell office:value-type="float" office:value="426780" calcext:value-type="float">
            <text:p>426780</text:p>
          </table:table-cell>
          <table:table-cell office:value-type="float" office:value="1575992" calcext:value-type="float">
            <text:p>15759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23" calcext:value-type="float">
            <text:p>0,23</text:p>
          </table:table-cell>
          <table:table-cell office:value-type="float" office:value="0.9" calcext:value-type="float">
            <text:p>0,9</text:p>
          </table:table-cell>
          <table:table-cell office:value-type="float" office:value="3.2" calcext:value-type="float">
            <text:p>3,2</text:p>
          </table:table-cell>
          <table:table-cell office:value-type="float" office:value="12.1" calcext:value-type="float">
            <text:p>12,1</text:p>
          </table:table-cell>
          <table:table-cell office:value-type="float" office:value="46.4" calcext:value-type="float">
            <text:p>46,4</text:p>
          </table:table-cell>
          <table:table-cell office:value-type="float" office:value="183.2" calcext:value-type="float">
            <text:p>183,2</text:p>
          </table:table-cell>
          <table:table-cell office:value-type="float" office:value="733.16" calcext:value-type="float">
            <text:p>733,16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3.25" calcext:value-type="float">
            <text:p>93,25</text:p>
          </table:table-cell>
          <table:table-cell office:value-type="float" office:value="368.5" calcext:value-type="float">
            <text:p>368,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4216" calcext:value-type="float">
            <text:p>4216</text:p>
          </table:table-cell>
          <table:table-cell office:value-type="float" office:value="6092" calcext:value-type="float">
            <text:p>6092</text:p>
          </table:table-cell>
          <table:table-cell office:value-type="float" office:value="16388" calcext:value-type="float">
            <text:p>163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35304" calcext:value-type="float">
            <text:p>35304</text:p>
          </table:table-cell>
          <table:table-cell office:value-type="float" office:value="131764" calcext:value-type="float">
            <text:p>131764</text:p>
          </table:table-cell>
          <table:table-cell office:value-type="float" office:value="428432" calcext:value-type="float">
            <text:p>428432</text:p>
          </table:table-cell>
          <table:table-cell office:value-type="float" office:value="1572992" calcext:value-type="float">
            <text:p>15729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12.6" calcext:value-type="float">
            <text:p>12,6</text:p>
          </table:table-cell>
          <table:table-cell office:value-type="float" office:value="47.4" calcext:value-type="float">
            <text:p>47,4</text:p>
          </table:table-cell>
          <table:table-cell office:value-type="float" office:value="185.23" calcext:value-type="float">
            <text:p>185,23</text:p>
          </table:table-cell>
          <table:table-cell office:value-type="float" office:value="741.84" calcext:value-type="float">
            <text:p>741,84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office:value-type="float" office:value="6.5" calcext:value-type="float">
            <text:p>6,5</text:p>
          </table:table-cell>
          <table:table-cell office:value-type="float" office:value="24.25" calcext:value-type="float">
            <text:p>24,25</text:p>
          </table:table-cell>
          <table:table-cell office:value-type="float" office:value="94.25" calcext:value-type="float">
            <text:p>94,25</text:p>
          </table:table-cell>
          <table:table-cell office:value-type="float" office:value="372.5" calcext:value-type="float">
            <text:p>372,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4280" calcext:value-type="float">
            <text:p>4280</text:p>
          </table:table-cell>
          <table:table-cell office:value-type="float" office:value="6092" calcext:value-type="float">
            <text:p>6092</text:p>
          </table:table-cell>
          <table:table-cell office:value-type="float" office:value="16388" calcext:value-type="float">
            <text:p>163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35480" calcext:value-type="float">
            <text:p>35480</text:p>
          </table:table-cell>
          <table:table-cell office:value-type="float" office:value="132148" calcext:value-type="float">
            <text:p>132148</text:p>
          </table:table-cell>
          <table:table-cell office:value-type="float" office:value="428432" calcext:value-type="float">
            <text:p>428432</text:p>
          </table:table-cell>
          <table:table-cell office:value-type="float" office:value="1578780" calcext:value-type="float">
            <text:p>15787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63" calcext:value-type="float">
            <text:p>0,63</text:p>
          </table:table-cell>
          <table:table-cell office:value-type="float" office:value="0.73" calcext:value-type="float">
            <text:p>0,73</text:p>
          </table:table-cell>
          <table:table-cell office:value-type="float" office:value="1.5" calcext:value-type="float">
            <text:p>1,5</text:p>
          </table:table-cell>
          <table:table-cell office:value-type="float" office:value="4.4" calcext:value-type="float">
            <text:p>4,4</text:p>
          </table:table-cell>
          <table:table-cell office:value-type="float" office:value="13.9" calcext:value-type="float">
            <text:p>13,9</text:p>
          </table:table-cell>
          <table:table-cell office:value-type="float" office:value="49.5" calcext:value-type="float">
            <text:p>49,5</text:p>
          </table:table-cell>
          <table:table-cell office:value-type="float" office:value="188.6" calcext:value-type="float">
            <text:p>188,6</text:p>
          </table:table-cell>
          <table:table-cell table:style-name="ce1" office:value-type="float" office:value="750.52" calcext:value-type="float">
            <text:p>750,52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office:value-type="float" office:value="7.25" calcext:value-type="float">
            <text:p>7,25</text:p>
          </table:table-cell>
          <table:table-cell office:value-type="float" office:value="25.5" calcext:value-type="float">
            <text:p>25,5</text:p>
          </table:table-cell>
          <table:table-cell office:value-type="float" office:value="96.25" calcext:value-type="float">
            <text:p>96,25</text:p>
          </table:table-cell>
          <table:table-cell office:value-type="float" office:value="376.87" calcext:value-type="float">
            <text:p>376,87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6092" calcext:value-type="float">
            <text:p>6092</text:p>
          </table:table-cell>
          <table:table-cell office:value-type="float" office:value="6112" calcext:value-type="float">
            <text:p>6112</text:p>
          </table:table-cell>
          <table:table-cell office:value-type="float" office:value="16388" calcext:value-type="float">
            <text:p>16388</text:p>
          </table:table-cell>
          <table:table-cell table:number-columns-repeated="2"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37064" calcext:value-type="float">
            <text:p>37064</text:p>
          </table:table-cell>
          <table:table-cell office:value-type="float" office:value="135364" calcext:value-type="float">
            <text:p>135364</text:p>
          </table:table-cell>
          <table:table-cell office:value-type="float" office:value="428788" calcext:value-type="float">
            <text:p>428788</text:p>
          </table:table-cell>
          <table:table-cell office:value-type="float" office:value="1577780" calcext:value-type="float">
            <text:p>15777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1024(Posix)</text:p>
          </table:table-cell>
          <table:table-cell office:value-type="float" office:value="0.73" calcext:value-type="float">
            <text:p>0,73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,8</text:p>
          </table:table-cell>
          <table:table-cell office:value-type="float" office:value="6.8" calcext:value-type="float">
            <text:p>6,8</text:p>
          </table:table-cell>
          <table:table-cell office:value-type="float" office:value="17.6" calcext:value-type="float">
            <text:p>17,6</text:p>
          </table:table-cell>
          <table:table-cell office:value-type="float" office:value="54.8" calcext:value-type="float">
            <text:p>54,8</text:p>
          </table:table-cell>
          <table:table-cell office:value-type="float" office:value="197.7" calcext:value-type="float">
            <text:p>197,7</text:p>
          </table:table-cell>
          <table:table-cell table:style-name="ce1" office:value-type="float" office:value="763.32" calcext:value-type="float">
            <text:p>763,32</text:p>
          </table:table-cell>
        </table:table-row>
        <table:table-row table:style-name="ro1">
          <table:table-cell office:value-type="string" calcext:value-type="string">
            <text:p>Temps Util1024(Posix)</text:p>
          </table:table-cell>
          <table:table-cell office:value-type="float" office:value="0.25" calcext:value-type="float">
            <text:p>0,25</text:p>
          </table:table-cell>
          <table:table-cell office:value-type="float" office:value="1.75" calcext:value-type="float">
            <text:p>1,7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25" calcext:value-type="float">
            <text:p>9,25</text:p>
          </table:table-cell>
          <table:table-cell office:value-type="float" office:value="29" calcext:value-type="float">
            <text:p>29</text:p>
          </table:table-cell>
          <table:table-cell office:value-type="float" office:value="99.6" calcext:value-type="float">
            <text:p>99,6</text:p>
          </table:table-cell>
          <table:table-cell table:style-name="ce1" office:value-type="float" office:value="430.9" calcext:value-type="float">
            <text:p>430,9</text:p>
          </table:table-cell>
        </table:table-row>
        <table:table-row table:style-name="ro1">
          <table:table-cell office:value-type="string" calcext:value-type="string">
            <text:p>Mémoire1024 (kb)</text:p>
          </table:table-cell>
          <table:table-cell office:value-type="float" office:value="6092" calcext:value-type="float">
            <text:p>6092</text:p>
          </table:table-cell>
          <table:table-cell office:value-type="float" office:value="16388" calcext:value-type="float">
            <text:p>163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24112" calcext:value-type="float">
            <text:p>24112</text:p>
          </table:table-cell>
          <table:table-cell office:value-type="float" office:value="47224" calcext:value-type="float">
            <text:p>47224</text:p>
          </table:table-cell>
          <table:table-cell office:value-type="float" office:value="147908" calcext:value-type="float">
            <text:p>147908</text:p>
          </table:table-cell>
          <table:table-cell office:value-type="float" office:value="410708" calcext:value-type="float">
            <text:p>410708</text:p>
          </table:table-cell>
          <table:table-cell table:style-name="ce1" office:value-type="float" office:value="1593264" calcext:value-type="float">
            <text:p>15932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gorithme avec synchronisation barriere Pers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4(VarCond)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1" calcext:value-type="float">
            <text:p>0,21</text:p>
          </table:table-cell>
          <table:table-cell office:value-type="float" office:value="0.8" calcext:value-type="float">
            <text:p>0,8</text:p>
          </table:table-cell>
          <table:table-cell office:value-type="float" office:value="3.12" calcext:value-type="float">
            <text:p>3,12</text:p>
          </table:table-cell>
          <table:table-cell office:value-type="float" office:value="11.8" calcext:value-type="float">
            <text:p>11,8</text:p>
          </table:table-cell>
          <table:table-cell office:value-type="float" office:value="45.8" calcext:value-type="float">
            <text:p>45,8</text:p>
          </table:table-cell>
          <table:table-cell office:value-type="float" office:value="181.37" calcext:value-type="float">
            <text:p>181,37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Temps Util4(VarCond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float" office:value="23.25" calcext:value-type="float">
            <text:p>23,25</text:p>
          </table:table-cell>
          <table:table-cell office:value-type="float" office:value="91.5" calcext:value-type="float">
            <text:p>91,5</text:p>
          </table:table-cell>
          <table:table-cell office:value-type="float" office:value="365.5" calcext:value-type="float">
            <text:p>365,5</text:p>
          </table:table-cell>
        </table:table-row>
        <table:table-row table:style-name="ro1">
          <table:table-cell office:value-type="string" calcext:value-type="string">
            <text:p>Mémoire4 (VarCond)</text:p>
          </table:table-cell>
          <table:table-cell office:value-type="float" office:value="3512" calcext:value-type="float">
            <text:p>3512</text:p>
          </table:table-cell>
          <table:table-cell office:value-type="float" office:value="5912" calcext:value-type="float">
            <text:p>5912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26588" calcext:value-type="float">
            <text:p>26588</text:p>
          </table:table-cell>
          <table:table-cell office:value-type="float" office:value="125456" calcext:value-type="float">
            <text:p>125456</text:p>
          </table:table-cell>
          <table:table-cell office:value-type="float" office:value="420560" calcext:value-type="float">
            <text:p>420560</text:p>
          </table:table-cell>
          <table:table-cell office:value-type="float" office:value="1575704" calcext:value-type="float">
            <text:p>15757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25" calcext:value-type="float">
            <text:p>0,25</text:p>
          </table:table-cell>
          <table:table-cell office:value-type="float" office:value="0.87" calcext:value-type="float">
            <text:p>0,87</text:p>
          </table:table-cell>
          <table:table-cell office:value-type="float" office:value="3.24" calcext:value-type="float">
            <text:p>3,24</text:p>
          </table:table-cell>
          <table:table-cell office:value-type="float" office:value="12.2" calcext:value-type="float">
            <text:p>12,2</text:p>
          </table:table-cell>
          <table:table-cell office:value-type="float" office:value="46.5" calcext:value-type="float">
            <text:p>46,5</text:p>
          </table:table-cell>
          <table:table-cell office:value-type="float" office:value="183.15" calcext:value-type="float">
            <text:p>183,15</text:p>
          </table:table-cell>
          <table:table-cell office:value-type="float" office:value="733.25" calcext:value-type="float">
            <text:p>733,2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23.75" calcext:value-type="float">
            <text:p>23,75</text:p>
          </table:table-cell>
          <table:table-cell office:value-type="float" office:value="92.25" calcext:value-type="float">
            <text:p>92,2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3984" calcext:value-type="float">
            <text:p>3984</text:p>
          </table:table-cell>
          <table:table-cell office:value-type="float" office:value="5912" calcext:value-type="float">
            <text:p>5912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28640" calcext:value-type="float">
            <text:p>28640</text:p>
          </table:table-cell>
          <table:table-cell office:value-type="float" office:value="125544" calcext:value-type="float">
            <text:p>125544</text:p>
          </table:table-cell>
          <table:table-cell office:value-type="float" office:value="422212" calcext:value-type="float">
            <text:p>422212</text:p>
          </table:table-cell>
          <table:table-cell office:value-type="float" office:value="1578224" calcext:value-type="float">
            <text:p>157822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42" calcext:value-type="float">
            <text:p>0,42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12.7" calcext:value-type="float">
            <text:p>12,7</text:p>
          </table:table-cell>
          <table:table-cell office:value-type="float" office:value="47.9" calcext:value-type="float">
            <text:p>47,9</text:p>
          </table:table-cell>
          <table:table-cell office:value-type="float" office:value="185.64" calcext:value-type="float">
            <text:p>185,64</text:p>
          </table:table-cell>
          <table:table-cell office:value-type="float" office:value="742.23" calcext:value-type="float">
            <text:p>742,23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3.75" calcext:value-type="float">
            <text:p>93,75</text:p>
          </table:table-cell>
          <table:table-cell office:value-type="float" office:value="372.5" calcext:value-type="float">
            <text:p>372,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4256" calcext:value-type="float">
            <text:p>4256</text:p>
          </table:table-cell>
          <table:table-cell office:value-type="float" office:value="5912" calcext:value-type="float">
            <text:p>5912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28912" calcext:value-type="float">
            <text:p>28912</text:p>
          </table:table-cell>
          <table:table-cell office:value-type="float" office:value="125928" calcext:value-type="float">
            <text:p>125928</text:p>
          </table:table-cell>
          <table:table-cell office:value-type="float" office:value="422212" calcext:value-type="float">
            <text:p>422212</text:p>
          </table:table-cell>
          <table:table-cell office:value-type="float" office:value="1578224" calcext:value-type="float">
            <text:p>157822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.2" calcext:value-type="float">
            <text:p>1,2</text:p>
          </table:table-cell>
          <table:table-cell office:value-type="float" office:value="1.8" calcext:value-type="float">
            <text:p>1,8</text:p>
          </table:table-cell>
          <table:table-cell office:value-type="float" office:value="4.6" calcext:value-type="float">
            <text:p>4,6</text:p>
          </table:table-cell>
          <table:table-cell office:value-type="float" office:value="14" calcext:value-type="float">
            <text:p>14</text:p>
          </table:table-cell>
          <table:table-cell office:value-type="float" office:value="50.1" calcext:value-type="float">
            <text:p>50,1</text:p>
          </table:table-cell>
          <table:table-cell office:value-type="float" office:value="190.35" calcext:value-type="float">
            <text:p>190,35</text:p>
          </table:table-cell>
          <table:table-cell table:style-name="ce1" office:value-type="float" office:value="751.2" calcext:value-type="float">
            <text:p>751,2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7.5" calcext:value-type="float">
            <text:p>7,5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377.25" calcext:value-type="float">
            <text:p>377,2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5912" calcext:value-type="float">
            <text:p>5912</text:p>
          </table:table-cell>
          <table:table-cell office:value-type="float" office:value="5928" calcext:value-type="float">
            <text:p>5928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30728" calcext:value-type="float">
            <text:p>30728</text:p>
          </table:table-cell>
          <table:table-cell office:value-type="float" office:value="127464" calcext:value-type="float">
            <text:p>127464</text:p>
          </table:table-cell>
          <table:table-cell office:value-type="float" office:value="422568" calcext:value-type="float">
            <text:p>422568</text:p>
          </table:table-cell>
          <table:table-cell office:value-type="float" office:value="1579880" calcext:value-type="float">
            <text:p>15798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1024(VarCond)</text:p>
          </table:table-cell>
          <table:table-cell office:value-type="float" office:value="1.1" calcext:value-type="float">
            <text:p>1,1</text:p>
          </table:table-cell>
          <table:table-cell office:value-type="float" office:value="4.6" calcext:value-type="float">
            <text:p>4,6</text:p>
          </table:table-cell>
          <table:table-cell office:value-type="float" office:value="4.7" calcext:value-type="float">
            <text:p>4,7</text:p>
          </table:table-cell>
          <table:table-cell office:value-type="float" office:value="4.8" calcext:value-type="float">
            <text:p>4,8</text:p>
          </table:table-cell>
          <table:table-cell office:value-type="float" office:value="5.2" calcext:value-type="float">
            <text:p>5,2</text:p>
          </table:table-cell>
          <table:table-cell office:value-type="float" office:value="7.5" calcext:value-type="float">
            <text:p>7,5</text:p>
          </table:table-cell>
          <table:table-cell office:value-type="float" office:value="17.7" calcext:value-type="float">
            <text:p>17,7</text:p>
          </table:table-cell>
          <table:table-cell office:value-type="float" office:value="54.9" calcext:value-type="float">
            <text:p>54,9</text:p>
          </table:table-cell>
          <table:table-cell office:value-type="float" office:value="200.23" calcext:value-type="float">
            <text:p>200,23</text:p>
          </table:table-cell>
          <table:table-cell table:style-name="ce1" office:value-type="float" office:value="768.3" calcext:value-type="float">
            <text:p>768,3</text:p>
          </table:table-cell>
        </table:table-row>
        <table:table-row table:style-name="ro1">
          <table:table-cell office:value-type="string" calcext:value-type="string">
            <text:p>Temps Util1024(VarCond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3.25" calcext:value-type="float">
            <text:p>3,25</text:p>
          </table:table-cell>
          <table:table-cell office:value-type="float" office:value="3" calcext:value-type="float">
            <text:p>3</text:p>
          </table:table-cell>
          <table:table-cell office:value-type="float" office:value="4.75" calcext:value-type="float">
            <text:p>4,75</text:p>
          </table:table-cell>
          <table:table-cell office:value-type="float" office:value="10" calcext:value-type="float">
            <text:p>10</text:p>
          </table:table-cell>
          <table:table-cell office:value-type="float" office:value="29.25" calcext:value-type="float">
            <text:p>29,25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394.75" calcext:value-type="float">
            <text:p>394,75</text:p>
          </table:table-cell>
        </table:table-row>
        <table:table-row table:style-name="ro1">
          <table:table-cell office:value-type="string" calcext:value-type="string">
            <text:p>Mémoire1024 (kb)</text:p>
          </table:table-cell>
          <table:table-cell office:value-type="float" office:value="5912" calcext:value-type="float">
            <text:p>5912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24088" calcext:value-type="float">
            <text:p>24088</text:p>
          </table:table-cell>
          <table:table-cell office:value-type="float" office:value="41004" calcext:value-type="float">
            <text:p>41004</text:p>
          </table:table-cell>
          <table:table-cell office:value-type="float" office:value="141776" calcext:value-type="float">
            <text:p>141776</text:p>
          </table:table-cell>
          <table:table-cell office:value-type="float" office:value="436816" calcext:value-type="float">
            <text:p>436816</text:p>
          </table:table-cell>
          <table:table-cell table:style-name="ce1" office:value-type="float" office:value="1593180" calcext:value-type="float">
            <text:p>1593180</text:p>
          </table:table-cell>
        </table:table-row>
        <table:table-row table:style-name="ro1" table:number-rows-repeated="49">
          <table:table-cell table:number-columns-repeated="11"/>
        </table:table-row>
        <table:table-row table:style-name="ro1">
          <table:table-cell office:value-type="string" calcext:value-type="string">
            <text:p>Algorithme avec synchronisation barriere semaph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4(Sema)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3.12" calcext:value-type="float">
            <text:p>3,12</text:p>
          </table:table-cell>
          <table:table-cell office:value-type="float" office:value="11.8" calcext:value-type="float">
            <text:p>11,8</text:p>
          </table:table-cell>
          <table:table-cell office:value-type="float" office:value="45.7" calcext:value-type="float">
            <text:p>45,7</text:p>
          </table:table-cell>
          <table:table-cell office:value-type="float" office:value="181.31" calcext:value-type="float">
            <text:p>181,31</text:p>
          </table:table-cell>
          <table:table-cell office:value-type="float" office:value="724.5" calcext:value-type="float">
            <text:p>724,5</text:p>
          </table:table-cell>
        </table:table-row>
        <table:table-row table:style-name="ro1">
          <table:table-cell office:value-type="string" calcext:value-type="string">
            <text:p>Temps Util4(Sema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1.75" calcext:value-type="float">
            <text:p>1,75</text:p>
          </table:table-cell>
          <table:table-cell office:value-type="float" office:value="6.25" calcext:value-type="float">
            <text:p>6,25</text:p>
          </table:table-cell>
          <table:table-cell office:value-type="float" office:value="23.5" calcext:value-type="float">
            <text:p>23,5</text:p>
          </table:table-cell>
          <table:table-cell office:value-type="float" office:value="91.6" calcext:value-type="float">
            <text:p>91,6</text:p>
          </table:table-cell>
          <table:table-cell office:value-type="float" office:value="364.5" calcext:value-type="float">
            <text:p>364,5</text:p>
          </table:table-cell>
        </table:table-row>
        <table:table-row table:style-name="ro1">
          <table:table-cell office:value-type="string" calcext:value-type="string">
            <text:p>Mémoire4 (Sema)</text:p>
          </table:table-cell>
          <table:table-cell table:number-columns-repeated="5" office:value-type="float" office:value="3532" calcext:value-type="float">
            <text:p>3532</text:p>
          </table:table-cell>
          <table:table-cell office:value-type="float" office:value="7996" calcext:value-type="float">
            <text:p>7996</text:p>
          </table:table-cell>
          <table:table-cell office:value-type="float" office:value="28636" calcext:value-type="float">
            <text:p>28636</text:p>
          </table:table-cell>
          <table:table-cell office:value-type="float" office:value="100256" calcext:value-type="float">
            <text:p>100256</text:p>
          </table:table-cell>
          <table:table-cell office:value-type="float" office:value="396040" calcext:value-type="float">
            <text:p>396040</text:p>
          </table:table-cell>
          <table:table-cell office:value-type="float" office:value="1576936" calcext:value-type="float">
            <text:p>15769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22" calcext:value-type="float">
            <text:p>0,22</text:p>
          </table:table-cell>
          <table:table-cell office:value-type="float" office:value="0.86" calcext:value-type="float">
            <text:p>0,86</text:p>
          </table:table-cell>
          <table:table-cell office:value-type="float" office:value="3.24" calcext:value-type="float">
            <text:p>3,24</text:p>
          </table:table-cell>
          <table:table-cell office:value-type="float" office:value="12.1" calcext:value-type="float">
            <text:p>12,1</text:p>
          </table:table-cell>
          <table:table-cell office:value-type="float" office:value="46.5" calcext:value-type="float">
            <text:p>46,5</text:p>
          </table:table-cell>
          <table:table-cell office:value-type="float" office:value="183.18" calcext:value-type="float">
            <text:p>183,18</text:p>
          </table:table-cell>
          <table:table-cell office:value-type="float" office:value="733.6" calcext:value-type="float">
            <text:p>733,6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6.38" calcext:value-type="float">
            <text:p>6,38</text:p>
          </table:table-cell>
          <table:table-cell office:value-type="float" office:value="25" calcext:value-type="float">
            <text:p>25</text:p>
          </table:table-cell>
          <table:table-cell office:value-type="float" office:value="92.5" calcext:value-type="float">
            <text:p>92,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4056" calcext:value-type="float">
            <text:p>4056</text:p>
          </table:table-cell>
          <table:table-cell office:value-type="float" office:value="8052" calcext:value-type="float">
            <text:p>8052</text:p>
          </table:table-cell>
          <table:table-cell office:value-type="float" office:value="4152" calcext:value-type="float">
            <text:p>4152</text:p>
          </table:table-cell>
          <table:table-cell office:value-type="float" office:value="4384" calcext:value-type="float">
            <text:p>4384</text:p>
          </table:table-cell>
          <table:table-cell office:value-type="float" office:value="5640" calcext:value-type="float">
            <text:p>5640</text:p>
          </table:table-cell>
          <table:table-cell office:value-type="float" office:value="10156" calcext:value-type="float">
            <text:p>10156</text:p>
          </table:table-cell>
          <table:table-cell office:value-type="float" office:value="29120" calcext:value-type="float">
            <text:p>29120</text:p>
          </table:table-cell>
          <table:table-cell office:value-type="float" office:value="102480" calcext:value-type="float">
            <text:p>102480</text:p>
          </table:table-cell>
          <table:table-cell office:value-type="float" office:value="398232" calcext:value-type="float">
            <text:p>398232</text:p>
          </table:table-cell>
          <table:table-cell office:value-type="float" office:value="1579248" calcext:value-type="float">
            <text:p>157924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12.7" calcext:value-type="float">
            <text:p>12,7</text:p>
          </table:table-cell>
          <table:table-cell office:value-type="float" office:value="47.8" calcext:value-type="float">
            <text:p>47,8</text:p>
          </table:table-cell>
          <table:table-cell office:value-type="float" office:value="185.98" calcext:value-type="float">
            <text:p>185,98</text:p>
          </table:table-cell>
          <table:table-cell office:value-type="float" office:value="744.2" calcext:value-type="float">
            <text:p>744,2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25.5" calcext:value-type="float">
            <text:p>25,5</text:p>
          </table:table-cell>
          <table:table-cell office:value-type="float" office:value="97" calcext:value-type="float">
            <text:p>97</text:p>
          </table:table-cell>
          <table:table-cell office:value-type="float" office:value="374.3" calcext:value-type="float">
            <text:p>374,3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4456" calcext:value-type="float">
            <text:p>4456</text:p>
          </table:table-cell>
          <table:table-cell office:value-type="float" office:value="8316" calcext:value-type="float">
            <text:p>8316</text:p>
          </table:table-cell>
          <table:table-cell office:value-type="float" office:value="4384" calcext:value-type="float">
            <text:p>4384</text:p>
          </table:table-cell>
          <table:table-cell office:value-type="float" office:value="4660" calcext:value-type="float">
            <text:p>4660</text:p>
          </table:table-cell>
          <table:table-cell office:value-type="float" office:value="6108" calcext:value-type="float">
            <text:p>6108</text:p>
          </table:table-cell>
          <table:table-cell office:value-type="float" office:value="10640" calcext:value-type="float">
            <text:p>10640</text:p>
          </table:table-cell>
          <table:table-cell office:value-type="float" office:value="29120" calcext:value-type="float">
            <text:p>29120</text:p>
          </table:table-cell>
          <table:table-cell office:value-type="float" office:value="105768" calcext:value-type="float">
            <text:p>105768</text:p>
          </table:table-cell>
          <table:table-cell office:value-type="float" office:value="398508" calcext:value-type="float">
            <text:p>398508</text:p>
          </table:table-cell>
          <table:table-cell office:value-type="float" office:value="1578224" calcext:value-type="float">
            <text:p>157822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74" calcext:value-type="float">
            <text:p>0,74</text:p>
          </table:table-cell>
          <table:table-cell office:value-type="float" office:value="0.81" calcext:value-type="float">
            <text:p>0,81</text:p>
          </table:table-cell>
          <table:table-cell office:value-type="float" office:value="1.7" calcext:value-type="float">
            <text:p>1,7</text:p>
          </table:table-cell>
          <table:table-cell office:value-type="float" office:value="4.5" calcext:value-type="float">
            <text:p>4,5</text:p>
          </table:table-cell>
          <table:table-cell office:value-type="float" office:value="14.2" calcext:value-type="float">
            <text:p>14,2</text:p>
          </table:table-cell>
          <table:table-cell office:value-type="float" office:value="50" calcext:value-type="float">
            <text:p>50</text:p>
          </table:table-cell>
          <table:table-cell office:value-type="float" office:value="189.7" calcext:value-type="float">
            <text:p>189,7</text:p>
          </table:table-cell>
          <table:table-cell table:style-name="ce1" office:value-type="float" office:value="751.9" calcext:value-type="float">
            <text:p>751,9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.38" calcext:value-type="float">
            <text:p>0,3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2.38" calcext:value-type="float">
            <text:p>2,38</text:p>
          </table:table-cell>
          <table:table-cell office:value-type="float" office:value="7.25" calcext:value-type="float">
            <text:p>7,25</text:p>
          </table:table-cell>
          <table:table-cell office:value-type="float" office:value="25.5" calcext:value-type="float">
            <text:p>25,5</text:p>
          </table:table-cell>
          <table:table-cell office:value-type="float" office:value="96.38" calcext:value-type="float">
            <text:p>96,38</text:p>
          </table:table-cell>
          <table:table-cell office:value-type="float" office:value="392.63" calcext:value-type="float">
            <text:p>392,63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6064" calcext:value-type="float">
            <text:p>6064</text:p>
          </table:table-cell>
          <table:table-cell office:value-type="float" office:value="10128" calcext:value-type="float">
            <text:p>10128</text:p>
          </table:table-cell>
          <table:table-cell office:value-type="float" office:value="6040" calcext:value-type="float">
            <text:p>6040</text:p>
          </table:table-cell>
          <table:table-cell office:value-type="float" office:value="6316" calcext:value-type="float">
            <text:p>6316</text:p>
          </table:table-cell>
          <table:table-cell office:value-type="float" office:value="7716" calcext:value-type="float">
            <text:p>7716</text:p>
          </table:table-cell>
          <table:table-cell office:value-type="float" office:value="12088" calcext:value-type="float">
            <text:p>12088</text:p>
          </table:table-cell>
          <table:table-cell office:value-type="float" office:value="41016" calcext:value-type="float">
            <text:p>41016</text:p>
          </table:table-cell>
          <table:table-cell office:value-type="float" office:value="105768" calcext:value-type="float">
            <text:p>105768</text:p>
          </table:table-cell>
          <table:table-cell office:value-type="float" office:value="422568" calcext:value-type="float">
            <text:p>422568</text:p>
          </table:table-cell>
          <table:table-cell office:value-type="float" office:value="1581180" calcext:value-type="float">
            <text:p>15811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1024(Sema)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3.1" calcext:value-type="float">
            <text:p>3,1</text:p>
          </table:table-cell>
          <table:table-cell office:value-type="float" office:value="3.27" calcext:value-type="float">
            <text:p>3,27</text:p>
          </table:table-cell>
          <table:table-cell office:value-type="float" office:value="4.22" calcext:value-type="float">
            <text:p>4,22</text:p>
          </table:table-cell>
          <table:table-cell office:value-type="float" office:value="7.2" calcext:value-type="float">
            <text:p>7,2</text:p>
          </table:table-cell>
          <table:table-cell office:value-type="float" office:value="17.93" calcext:value-type="float">
            <text:p>17,93</text:p>
          </table:table-cell>
          <table:table-cell office:value-type="float" office:value="55" calcext:value-type="float">
            <text:p>55</text:p>
          </table:table-cell>
          <table:table-cell office:value-type="float" office:value="199.1" calcext:value-type="float">
            <text:p>199,1</text:p>
          </table:table-cell>
          <table:table-cell table:style-name="ce1" office:value-type="float" office:value="766.2" calcext:value-type="float">
            <text:p>766,2</text:p>
          </table:table-cell>
        </table:table-row>
        <table:table-row table:style-name="ro1">
          <table:table-cell office:value-type="string" calcext:value-type="string">
            <text:p>Temps Util1024(Sema)</text:p>
          </table:table-cell>
          <table:table-cell office:value-type="float" office:value="0.38" calcext:value-type="float">
            <text:p>0,38</text:p>
          </table:table-cell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,13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28.9" calcext:value-type="float">
            <text:p>28,9</text:p>
          </table:table-cell>
          <table:table-cell office:value-type="float" office:value="101.5" calcext:value-type="float">
            <text:p>101,5</text:p>
          </table:table-cell>
          <table:table-cell table:style-name="ce1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Mémoire1024 (Sema)</text:p>
          </table:table-cell>
          <table:table-cell office:value-type="float" office:value="6064" calcext:value-type="float">
            <text:p>6064</text:p>
          </table:table-cell>
          <table:table-cell office:value-type="float" office:value="20420" calcext:value-type="float">
            <text:p>20420</text:p>
          </table:table-cell>
          <table:table-cell office:value-type="float" office:value="16488" calcext:value-type="float">
            <text:p>16488</text:p>
          </table:table-cell>
          <table:table-cell office:value-type="float" office:value="16764" calcext:value-type="float">
            <text:p>16764</text:p>
          </table:table-cell>
          <table:table-cell office:value-type="float" office:value="18004" calcext:value-type="float">
            <text:p>18004</text:p>
          </table:table-cell>
          <table:table-cell office:value-type="float" office:value="22536" calcext:value-type="float">
            <text:p>22536</text:p>
          </table:table-cell>
          <table:table-cell office:value-type="float" office:value="41016" calcext:value-type="float">
            <text:p>41016</text:p>
          </table:table-cell>
          <table:table-cell office:value-type="float" office:value="115044" calcext:value-type="float">
            <text:p>115044</text:p>
          </table:table-cell>
          <table:table-cell office:value-type="float" office:value="410180" calcext:value-type="float">
            <text:p>410180</text:p>
          </table:table-cell>
          <table:table-cell table:style-name="ce1" office:value-type="float" office:value="1590076" calcext:value-type="float">
            <text:p>1590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Empty" xlink:href="Pictures/1000000000000008000000085467145C4A693C67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 style:data-style-name="N2" text:time-value="08:03:12.827399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0:51:41.971019810</meta:creation-date>
    <dc:date>2016-04-30T16:10:22.997317688</dc:date>
    <meta:editing-duration>PT15H8M23S</meta:editing-duration>
    <meta:editing-cycles>26</meta:editing-cycles>
    <meta:generator>LibreOffice/5.0.5.2$Linux_x86 LibreOffice_project/00m0$Build-2</meta:generator>
    <dc:creator>LUCAS </dc:creator>
    <meta:document-statistic meta:table-count="1" meta:cell-count="97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71cm" svg:height="9.325cm" xlink:href=".." xlink:type="simple" chart:class="chart:line" chart:style-name="ch1">
        <chart:title svg:x="4.286cm" svg:y="0.322cm" chart:style-name="ch2">
          <text:p>Temps CPU/Utilisateur en fonction de S</text:p>
        </chart:title>
        <chart:legend chart:legend-position="end" svg:x="11.707cm" svg:y="4.114cm" style:legend-expansion="high" chart:style-name="ch3"/>
        <chart:plot-area chart:style-name="ch4" table:cell-range-address="Feuille1.A6:Feuille1.K8" chart:data-source-has-labels="both" svg:x="0.632cm" svg:y="0.218cm" svg:width="11.958cm" svg:height="8.693cm">
          <chartooo:coordinate-region svg:x="1.439cm" svg:y="0.417cm" svg:width="11.058cm" svg:height="7.847cm"/>
          <chart:axis chart:dimension="x" chart:name="primary-x" chart:style-name="ch5" chartooo:axis-type="auto">
            <chartooo:date-scale/>
            <chart:title svg:x="5.39cm" svg:y="8.765cm" chart:style-name="ch6">
              <text:p>Taille de la grille</text:p>
            </chart:title>
            <chart:categories table:cell-range-address="Feuille1.B6:Feuille1.K6"/>
          </chart:axis>
          <chart:axis chart:dimension="y" chart:name="primary-y" chart:style-name="ch5">
            <chart:title svg:x="0.01cm" svg:y="5.176cm" chart:style-name="ch7">
              <text:p>Temps</text:p>
            </chart:title>
            <chart:grid chart:style-name="ch8" chart:class="major"/>
          </chart:axis>
          <chart:series chart:style-name="ch9" chart:values-cell-range-address="Feuille1.B7:Feuille1.K7" chart:label-cell-address="Feuille1.A7:Feuille1.A7" chart:class="chart:line">
            <chart:data-point chart:repeated="10"/>
          </chart:series>
          <chart:series chart:style-name="ch10" chart:values-cell-range-address="Feuille1.B8:Feuille1.K8" chart:label-cell-address="Feuille1.A8:Feuille1.A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K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  <table:table-cell office:value-type="float" office:value="2.43">
                <text:p>2.43</text:p>
              </table:table-cell>
              <table:table-cell office:value-type="float" office:value="11.74">
                <text:p>11.74</text:p>
              </table:table-cell>
              <table:table-cell office:value-type="float" office:value="38.47">
                <text:p>38.47</text:p>
              </table:table-cell>
              <table:table-cell office:value-type="float" office:value="142.66">
                <text:p>142.66</text:p>
              </table:table-cell>
              <table:table-cell office:value-type="float" office:value="572.31">
                <text:p>572.31</text:p>
              </table:table-cell>
            </table:table-row>
            <table:table-row>
              <table:table-cell office:value-type="string">
                <text:p>Temps Util Iteratif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  <table:table-cell office:value-type="float" office:value="2.38">
                <text:p>2.38</text:p>
              </table:table-cell>
              <table:table-cell office:value-type="float" office:value="11.75">
                <text:p>11.75</text:p>
              </table:table-cell>
              <table:table-cell office:value-type="float" office:value="38.38">
                <text:p>38.38</text:p>
              </table:table-cell>
              <table:table-cell office:value-type="float" office:value="142.63">
                <text:p>142.63</text:p>
              </table:table-cell>
              <table:table-cell office:value-type="float" office:value="572">
                <text:p>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801cm" svg:height="9.006cm" xlink:href=".." xlink:type="simple" chart:class="chart:line" chart:row-mapping="0 2 4 1 5 3" chart:style-name="ch1">
        <chart:title svg:x="0.603cm" svg:y="0.317cm" chart:style-name="ch2">
          <text:p>Comparaison pour 1024 Threads entre barrières Posix, barrières avec variable condition et barrières avec semaphores </text:p>
        </chart:title>
        <chart:legend chart:legend-position="end" svg:x="19.593cm" svg:y="2.959cm" style:legend-expansion="high" chart:style-name="ch3"/>
        <chart:plot-area chart:style-name="ch4" table:cell-range-address="Feuille1.B124:Feuille1.K124 Feuille1.A145:Feuille1.K146 Feuille1.A219:Feuille1.K220 Feuille1.A119:Feuille1.K120" chart:data-source-has-labels="both" svg:x="1.507cm" svg:y="1.301cm" svg:width="17.591cm" svg:height="6.544cm">
          <chartooo:coordinate-region svg:x="2.234cm" svg:y="1.501cm" svg:width="16.505cm" svg:height="5.697cm"/>
          <chart:axis chart:dimension="x" chart:name="primary-x" chart:style-name="ch5" chartooo:axis-type="auto">
            <chartooo:date-scale/>
            <chart:title svg:x="9.874cm" svg:y="8.025cm" chart:style-name="ch6">
              <text:p>Taille</text:p>
            </chart:title>
            <chart:categories table:cell-range-address="Feuille1.B124:Feuille1.K124"/>
          </chart:axis>
          <chart:axis chart:dimension="y" chart:name="primary-y" chart:style-name="ch7">
            <chart:title svg:x="0.451cm" svg:y="5.278cm" chart:style-name="ch8">
              <text:p>Temps(s)</text:p>
            </chart:title>
            <chart:grid chart:style-name="ch9" chart:class="major"/>
          </chart:axis>
          <chart:series chart:style-name="ch10" chart:values-cell-range-address="Feuille1.B145:Feuille1.K145" chart:label-cell-address="Feuille1.A145:Feuille1.A145" chart:class="chart:line">
            <chart:data-point chart:repeated="10"/>
          </chart:series>
          <chart:series chart:style-name="ch11" chart:values-cell-range-address="Feuille1.B219:Feuille1.K219" chart:label-cell-address="Feuille1.A219:Feuille1.A219" chart:class="chart:line">
            <chart:data-point chart:repeated="10"/>
          </chart:series>
          <chart:series chart:style-name="ch12" chart:values-cell-range-address="Feuille1.B119:Feuille1.K119" chart:label-cell-address="Feuille1.A119:Feuille1.A119" chart:class="chart:line">
            <chart:data-point chart:repeated="10"/>
          </chart:series>
          <chart:series chart:style-name="ch13" chart:values-cell-range-address="Feuille1.B146:Feuille1.K146" chart:label-cell-address="Feuille1.A146:Feuille1.A146" chart:class="chart:line">
            <chart:data-point chart:repeated="10"/>
          </chart:series>
          <chart:series chart:style-name="ch14" chart:values-cell-range-address="Feuille1.B120:Feuille1.K120" chart:label-cell-address="Feuille1.A120:Feuille1.A120" chart:class="chart:line">
            <chart:data-point chart:repeated="10"/>
          </chart:series>
          <chart:series chart:style-name="ch15" chart:values-cell-range-address="Feuille1.B220:Feuille1.K220" chart:label-cell-address="Feuille1.A220:Feuille1.A220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4:Feuille1.K12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1024(VarCond)</text:p>
                <draw:g>
                  <svg:desc>Feuille1.A145:Feuille1.A145</svg:desc>
                </draw:g>
              </table:table-cell>
              <table:table-cell office:value-type="float" office:value="1.1">
                <text:p>1.1</text:p>
                <draw:g>
                  <svg:desc>Feuille1.B145:Feuille1.K145</svg:desc>
                </draw:g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4.8">
                <text:p>4.8</text:p>
              </table:table-cell>
              <table:table-cell office:value-type="float" office:value="5.2">
                <text:p>5.2</text:p>
              </table:table-cell>
              <table:table-cell office:value-type="float" office:value="7.5">
                <text:p>7.5</text:p>
              </table:table-cell>
              <table:table-cell office:value-type="float" office:value="17.7">
                <text:p>17.7</text:p>
              </table:table-cell>
              <table:table-cell office:value-type="float" office:value="54.9">
                <text:p>54.9</text:p>
              </table:table-cell>
              <table:table-cell office:value-type="float" office:value="200.23">
                <text:p>200.23</text:p>
              </table:table-cell>
              <table:table-cell office:value-type="float" office:value="768.3">
                <text:p>768.3</text:p>
              </table:table-cell>
            </table:table-row>
            <table:table-row>
              <table:table-cell office:value-type="string">
                <text:p>CPU1024(Sema)</text:p>
                <draw:g>
                  <svg:desc>Feuille1.A219:Feuille1.A219</svg:desc>
                </draw:g>
              </table:table-cell>
              <table:table-cell office:value-type="float" office:value="0.7">
                <text:p>0.7</text:p>
                <draw:g>
                  <svg:desc>Feuille1.B219:Feuille1.K219</svg:desc>
                </draw:g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3.27">
                <text:p>3.27</text:p>
              </table:table-cell>
              <table:table-cell office:value-type="float" office:value="4.22">
                <text:p>4.22</text:p>
              </table:table-cell>
              <table:table-cell office:value-type="float" office:value="7.2">
                <text:p>7.2</text:p>
              </table:table-cell>
              <table:table-cell office:value-type="float" office:value="17.93">
                <text:p>17.93</text:p>
              </table:table-cell>
              <table:table-cell office:value-type="float" office:value="55">
                <text:p>55</text:p>
              </table:table-cell>
              <table:table-cell office:value-type="float" office:value="199.1">
                <text:p>199.1</text:p>
              </table:table-cell>
              <table:table-cell office:value-type="float" office:value="766.2">
                <text:p>766.2</text:p>
              </table:table-cell>
            </table:table-row>
            <table:table-row>
              <table:table-cell office:value-type="string">
                <text:p>CPU1024(Posix)</text:p>
                <draw:g>
                  <svg:desc>Feuille1.A119:Feuille1.A119</svg:desc>
                </draw:g>
              </table:table-cell>
              <table:table-cell office:value-type="float" office:value="0.73">
                <text:p>0.73</text:p>
                <draw:g>
                  <svg:desc>Feuille1.B119:Feuille1.K11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  <table:table-cell office:value-type="float" office:value="6.8">
                <text:p>6.8</text:p>
              </table:table-cell>
              <table:table-cell office:value-type="float" office:value="17.6">
                <text:p>17.6</text:p>
              </table:table-cell>
              <table:table-cell office:value-type="float" office:value="54.8">
                <text:p>54.8</text:p>
              </table:table-cell>
              <table:table-cell office:value-type="float" office:value="197.7">
                <text:p>197.7</text:p>
              </table:table-cell>
              <table:table-cell office:value-type="float" office:value="763.32">
                <text:p>763.32</text:p>
              </table:table-cell>
            </table:table-row>
            <table:table-row>
              <table:table-cell office:value-type="string">
                <text:p>Temps Util1024(VarCond)</text:p>
                <draw:g>
                  <svg:desc>Feuille1.A146:Feuille1.A146</svg:desc>
                </draw:g>
              </table:table-cell>
              <table:table-cell office:value-type="float" office:value="1">
                <text:p>1</text:p>
                <draw:g>
                  <svg:desc>Feuille1.B146:Feuille1.K146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  <table:table-cell office:value-type="float" office:value="4.75">
                <text:p>4.75</text:p>
              </table:table-cell>
              <table:table-cell office:value-type="float" office:value="10">
                <text:p>10</text:p>
              </table:table-cell>
              <table:table-cell office:value-type="float" office:value="29.25">
                <text:p>29.25</text:p>
              </table:table-cell>
              <table:table-cell office:value-type="float" office:value="130">
                <text:p>130</text:p>
              </table:table-cell>
              <table:table-cell office:value-type="float" office:value="394.75">
                <text:p>394.75</text:p>
              </table:table-cell>
            </table:table-row>
            <table:table-row>
              <table:table-cell office:value-type="string">
                <text:p>Temps Util1024(Posix)</text:p>
                <draw:g>
                  <svg:desc>Feuille1.A120:Feuille1.A120</svg:desc>
                </draw:g>
              </table:table-cell>
              <table:table-cell office:value-type="float" office:value="0.25">
                <text:p>0.25</text:p>
                <draw:g>
                  <svg:desc>Feuille1.B120:Feuille1.K120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25">
                <text:p>9.25</text:p>
              </table:table-cell>
              <table:table-cell office:value-type="float" office:value="29">
                <text:p>29</text:p>
              </table:table-cell>
              <table:table-cell office:value-type="float" office:value="99.6">
                <text:p>99.6</text:p>
              </table:table-cell>
              <table:table-cell office:value-type="float" office:value="430.9">
                <text:p>430.9</text:p>
              </table:table-cell>
            </table:table-row>
            <table:table-row>
              <table:table-cell office:value-type="string">
                <text:p>Temps Util1024(Sema)</text:p>
                <draw:g>
                  <svg:desc>Feuille1.A220:Feuille1.A220</svg:desc>
                </draw:g>
              </table:table-cell>
              <table:table-cell office:value-type="float" office:value="0.38">
                <text:p>0.38</text:p>
                <draw:g>
                  <svg:desc>Feuille1.B220:Feuille1.K220</svg:desc>
                </draw:g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2.13">
                <text:p>2.13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9.6">
                <text:p>9.6</text:p>
              </table:table-cell>
              <table:table-cell office:value-type="float" office:value="28.9">
                <text:p>28.9</text:p>
              </table:table-cell>
              <table:table-cell office:value-type="float" office:value="101.5">
                <text:p>101.5</text:p>
              </table:table-cell>
              <table:table-cell office:value-type="float" office:value="389">
                <text:p>3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35cm" svg:height="9.005cm" xlink:href=".." xlink:type="simple" chart:class="chart:line" chart:style-name="ch1">
        <chart:title svg:x="0.646cm" svg:y="0.316cm" chart:style-name="ch2">
          <text:p>Comparaison mémoire pour 4 Threads entre barrières Posix et barrières avec variable condition </text:p>
        </chart:title>
        <chart:legend chart:legend-position="end" svg:x="16.069cm" svg:y="3.954cm" style:legend-expansion="high" chart:style-name="ch3"/>
        <chart:plot-area chart:style-name="ch4" table:cell-range-address="Feuille1.B124:Feuille1.K124 Feuille1.A127:Feuille1.K127 Feuille1.A101:Feuille1.K101" chart:data-source-has-labels="both" svg:x="1.421cm" svg:y="1.301cm" svg:width="14.238cm" svg:height="6.543cm">
          <chartooo:coordinate-region svg:x="2.228cm" svg:y="1.5cm" svg:width="12.411cm" svg:height="5.697cm"/>
          <chart:axis chart:dimension="x" chart:name="primary-x" chart:style-name="ch5" chartooo:axis-type="auto">
            <chartooo:date-scale/>
            <chart:title svg:x="8.112cm" svg:y="8.024cm" chart:style-name="ch6">
              <text:p>Taille</text:p>
            </chart:title>
            <chart:categories table:cell-range-address="Feuille1.B124:Feuille1.K124"/>
          </chart:axis>
          <chart:axis chart:dimension="y" chart:name="primary-y" chart:style-name="ch7">
            <chart:title svg:x="0.451cm" svg:y="5.542cm" chart:style-name="ch8">
              <text:p>Memoire(kb)</text:p>
            </chart:title>
            <chart:grid chart:style-name="ch9" chart:class="major"/>
          </chart:axis>
          <chart:series chart:style-name="ch10" chart:values-cell-range-address="Feuille1.B127:Feuille1.K127" chart:label-cell-address="Feuille1.A127:Feuille1.A127" chart:class="chart:line">
            <chart:data-point chart:repeated="10"/>
          </chart:series>
          <chart:series chart:style-name="ch11" chart:values-cell-range-address="Feuille1.B101:Feuille1.K101" chart:label-cell-address="Feuille1.A101:Feuille1.A10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4:Feuille1.K12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émoire4 (VarCond)</text:p>
                <draw:g>
                  <svg:desc>Feuille1.A127:Feuille1.A127</svg:desc>
                </draw:g>
              </table:table-cell>
              <table:table-cell office:value-type="float" office:value="3512">
                <text:p>3512</text:p>
                <draw:g>
                  <svg:desc>Feuille1.B127:Feuille1.K127</svg:desc>
                </draw:g>
              </table:table-cell>
              <table:table-cell office:value-type="float" office:value="5912">
                <text:p>5912</text:p>
              </table:table-cell>
              <table:table-cell office:value-type="float" office:value="16364">
                <text:p>16364</text:p>
              </table:table-cell>
              <table:table-cell office:value-type="float" office:value="16468">
                <text:p>16468</text:p>
              </table:table-cell>
              <table:table-cell office:value-type="float" office:value="16964">
                <text:p>16964</text:p>
              </table:table-cell>
              <table:table-cell office:value-type="float" office:value="18292">
                <text:p>18292</text:p>
              </table:table-cell>
              <table:table-cell office:value-type="float" office:value="26588">
                <text:p>26588</text:p>
              </table:table-cell>
              <table:table-cell office:value-type="float" office:value="125456">
                <text:p>125456</text:p>
              </table:table-cell>
              <table:table-cell office:value-type="float" office:value="420560">
                <text:p>420560</text:p>
              </table:table-cell>
              <table:table-cell office:value-type="float" office:value="1575704">
                <text:p>1575704</text:p>
              </table:table-cell>
            </table:table-row>
            <table:table-row>
              <table:table-cell office:value-type="string">
                <text:p>Mémoire4 (Posix)</text:p>
                <draw:g>
                  <svg:desc>Feuille1.A101:Feuille1.A101</svg:desc>
                </draw:g>
              </table:table-cell>
              <table:table-cell office:value-type="float" office:value="4216">
                <text:p>4216</text:p>
                <draw:g>
                  <svg:desc>Feuille1.B101:Feuille1.K101</svg:desc>
                </draw:g>
              </table:table-cell>
              <table:table-cell office:value-type="float" office:value="6092">
                <text:p>6092</text:p>
              </table:table-cell>
              <table:table-cell office:value-type="float" office:value="16388">
                <text:p>16388</text:p>
              </table:table-cell>
              <table:table-cell office:value-type="float" office:value="16492">
                <text:p>16492</text:p>
              </table:table-cell>
              <table:table-cell office:value-type="float" office:value="16760">
                <text:p>16760</text:p>
              </table:table-cell>
              <table:table-cell office:value-type="float" office:value="18316">
                <text:p>18316</text:p>
              </table:table-cell>
              <table:table-cell office:value-type="float" office:value="34656">
                <text:p>34656</text:p>
              </table:table-cell>
              <table:table-cell office:value-type="float" office:value="131676">
                <text:p>131676</text:p>
              </table:table-cell>
              <table:table-cell office:value-type="float" office:value="426780">
                <text:p>426780</text:p>
              </table:table-cell>
              <table:table-cell office:value-type="float" office:value="1575992">
                <text:p>15759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title svg:x="3.759cm" svg:y="0.316cm" chart:style-name="ch2">
          <text:p>Empreinte mémoire en fonction de la taille</text:p>
        </chart:title>
        <chart:legend chart:legend-position="end" svg:x="12.638cm" svg:y="4.204cm" style:legend-expansion="high" chart:style-name="ch3"/>
        <chart:plot-area chart:style-name="ch4" table:cell-range-address="Feuille1.B6:Feuille1.K6 Feuille1.A9:Feuille1.K9" chart:data-source-has-labels="both" svg:x="1.33cm" svg:y="1.301cm" svg:width="10.989cm" svg:height="6.544cm">
          <chartooo:coordinate-region svg:x="2.692cm" svg:y="1.501cm" svg:width="9.348cm" svg:height="5.697cm"/>
          <chart:axis chart:dimension="x" chart:name="primary-x" chart:style-name="ch5" chartooo:axis-type="auto">
            <chartooo:date-scale/>
            <chart:title svg:x="5.629cm" svg:y="8.025cm" chart:style-name="ch6">
              <text:p>taille de la grille</text:p>
            </chart:title>
            <chart:categories table:cell-range-address="Feuille1.B6:Feuille1.K6"/>
          </chart:axis>
          <chart:axis chart:dimension="y" chart:name="primary-y" chart:style-name="ch5">
            <chart:title svg:x="0.451cm" svg:y="5.305cm" chart:style-name="ch7">
              <text:p>mémoire </text:p>
            </chart:title>
            <chart:grid chart:style-name="ch8" chart:class="major"/>
          </chart:axis>
          <chart:series chart:style-name="ch9" chart:values-cell-range-address="Feuille1.B9:Feuille1.K9" chart:label-cell-address="Feuille1.A9:Feuille1.A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emoire (kb)</text:p>
                <draw:g>
                  <svg:desc>Feuille1.A9:Feuille1.A9</svg:desc>
                </draw:g>
              </table:table-cell>
              <table:table-cell office:value-type="float" office:value="968">
                <text:p>968</text:p>
                <draw:g>
                  <svg:desc>Feuille1.B9:Feuille1.K9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988">
                <text:p>988</text:p>
              </table:table-cell>
              <table:table-cell office:value-type="float" office:value="2004">
                <text:p>2004</text:p>
              </table:table-cell>
              <table:table-cell office:value-type="float" office:value="2959">
                <text:p>2959</text:p>
              </table:table-cell>
              <table:table-cell office:value-type="float" office:value="6864">
                <text:p>6864</text:p>
              </table:table-cell>
              <table:table-cell office:value-type="float" office:value="22156">
                <text:p>22156</text:p>
              </table:table-cell>
              <table:table-cell office:value-type="float" office:value="84796">
                <text:p>84796</text:p>
              </table:table-cell>
              <table:table-cell office:value-type="float" office:value="330056">
                <text:p>330056</text:p>
              </table:table-cell>
              <table:table-cell office:value-type="float" office:value="1313584">
                <text:p>1313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34cm" svg:y="0.316cm" chart:style-name="ch2">
          <text:p>Temps CPU/Utilisateur en fonction de s (4/1024 threads)</text:p>
        </chart:title>
        <chart:legend chart:legend-position="end" svg:x="11.48cm" svg:y="3.454cm" style:legend-expansion="high" chart:style-name="ch3"/>
        <chart:plot-area chart:style-name="ch4" table:cell-range-address="Feuille1.B12:Feuille1.K14 Feuille1.A12:Feuille1.A14 Feuille1.A33:Feuille1.K34" chart:data-source-has-labels="both" svg:x="1.331cm" svg:y="1.301cm" svg:width="9.83cm" svg:height="6.538cm">
          <chartooo:coordinate-region svg:x="2.138cm" svg:y="1.501cm" svg:width="8.559cm" svg:height="5.691cm"/>
          <chart:axis chart:dimension="x" chart:name="primary-x" chart:style-name="ch5" chartooo:axis-type="auto">
            <chartooo:date-scale/>
            <chart:title svg:x="5.805cm" svg:y="8.019cm" chart:style-name="ch6">
              <text:p>taille </text:p>
            </chart:title>
            <chart:categories table:cell-range-address="Feuille1.B12:Feuille1.K12"/>
          </chart:axis>
          <chart:axis chart:dimension="y" chart:name="primary-y" chart:style-name="ch7">
            <chart:title svg:x="0.451cm" svg:y="5.064cm" chart:style-name="ch8">
              <text:p>temps</text:p>
            </chart:title>
            <chart:grid chart:style-name="ch9" chart:class="major"/>
          </chart:axis>
          <chart:series chart:style-name="ch10" chart:values-cell-range-address="Feuille1.B13:Feuille1.K13" chart:label-cell-address="Feuille1.A13:Feuille1.A13" chart:class="chart:line">
            <chart:data-point chart:repeated="10"/>
          </chart:series>
          <chart:series chart:style-name="ch11" chart:values-cell-range-address="Feuille1.B14:Feuille1.K14" chart:label-cell-address="Feuille1.A14:Feuille1.A14" chart:class="chart:line">
            <chart:data-point chart:repeated="10"/>
          </chart:series>
          <chart:series chart:style-name="ch12" chart:values-cell-range-address="Feuille1.B33:Feuille1.K33" chart:label-cell-address="Feuille1.A33:Feuille1.A33" chart:class="chart:line">
            <chart:data-point chart:repeated="10"/>
          </chart:series>
          <chart:series chart:style-name="ch13" chart:values-cell-range-address="Feuille1.B34:Feuille1.K34" chart:label-cell-address="Feuille1.A34:Feuille1.A3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:Feuille1.K1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4(sec)</text:p>
                <draw:g>
                  <svg:desc>Feuille1.A13:Feuille1.A13</svg:desc>
                </draw:g>
              </table:table-cell>
              <table:table-cell office:value-type="float" office:value="0.03">
                <text:p>0.03</text:p>
                <draw:g>
                  <svg:desc>Feuille1.B13:Feuille1.K13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1.28">
                <text:p>1.28</text:p>
              </table:table-cell>
              <table:table-cell office:value-type="float" office:value="5.21">
                <text:p>5.21</text:p>
              </table:table-cell>
              <table:table-cell office:value-type="float" office:value="22.8">
                <text:p>22.8</text:p>
              </table:table-cell>
              <table:table-cell office:value-type="float" office:value="80">
                <text:p>80</text:p>
              </table:table-cell>
              <table:table-cell office:value-type="float" office:value="306.5">
                <text:p>306.5</text:p>
              </table:table-cell>
              <table:table-cell office:value-type="float" office:value="1226.82">
                <text:p>1226.82</text:p>
              </table:table-cell>
            </table:table-row>
            <table:table-row>
              <table:table-cell office:value-type="string">
                <text:p>Temps Util4(Sec)</text:p>
                <draw:g>
                  <svg:desc>Feuille1.A14:Feuille1.A14</svg:desc>
                </draw:g>
              </table:table-cell>
              <table:table-cell office:value-type="float" office:value="0">
                <text:p>0</text:p>
                <draw:g>
                  <svg:desc>Feuille1.B14:Feuille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5.88">
                <text:p>5.88</text:p>
              </table:table-cell>
              <table:table-cell office:value-type="float" office:value="20.4">
                <text:p>20.4</text:p>
              </table:table-cell>
              <table:table-cell office:value-type="float" office:value="78.3">
                <text:p>78.3</text:p>
              </table:table-cell>
              <table:table-cell office:value-type="float" office:value="309.13">
                <text:p>309.13</text:p>
              </table:table-cell>
            </table:table-row>
            <table:table-row>
              <table:table-cell office:value-type="string">
                <text:p>CPU1024(sec)</text:p>
                <draw:g>
                  <svg:desc>Feuille1.A33:Feuille1.A33</svg:desc>
                </draw:g>
              </table:table-cell>
              <table:table-cell office:value-type="float" office:value="1.23">
                <text:p>1.23</text:p>
                <draw:g>
                  <svg:desc>Feuille1.B33:Feuille1.K33</svg:desc>
                </draw:g>
              </table:table-cell>
              <table:table-cell office:value-type="float" office:value="5.46">
                <text:p>5.46</text:p>
              </table:table-cell>
              <table:table-cell office:value-type="float" office:value="5.8">
                <text:p>5.8</text:p>
              </table:table-cell>
              <table:table-cell office:value-type="float" office:value="6.3">
                <text:p>6.3</text:p>
              </table:table-cell>
              <table:table-cell office:value-type="float" office:value="8.2">
                <text:p>8.2</text:p>
              </table:table-cell>
              <table:table-cell office:value-type="float" office:value="17.7">
                <text:p>17.7</text:p>
              </table:table-cell>
              <table:table-cell office:value-type="float" office:value="50.5">
                <text:p>50.5</text:p>
              </table:table-cell>
              <table:table-cell office:value-type="float" office:value="116.5">
                <text:p>116.5</text:p>
              </table:table-cell>
              <table:table-cell office:value-type="float" office:value="417.5">
                <text:p>417.5</text:p>
              </table:table-cell>
              <table:table-cell office:value-type="float" office:value="1629.4">
                <text:p>1629.4</text:p>
              </table:table-cell>
            </table:table-row>
            <table:table-row>
              <table:table-cell office:value-type="string">
                <text:p>Temps Util1024(Sec)</text:p>
                <draw:g>
                  <svg:desc>Feuille1.A34:Feuille1.A34</svg:desc>
                </draw:g>
              </table:table-cell>
              <table:table-cell office:value-type="float" office:value="0.38">
                <text:p>0.38</text:p>
                <draw:g>
                  <svg:desc>Feuille1.B34:Feuille1.K3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5.6">
                <text:p>5.6</text:p>
              </table:table-cell>
              <table:table-cell office:value-type="float" office:value="14">
                <text:p>14</text:p>
              </table:table-cell>
              <table:table-cell office:value-type="float" office:value="31.3">
                <text:p>31.3</text:p>
              </table:table-cell>
              <table:table-cell office:value-type="float" office:value="106">
                <text:p>106</text:p>
              </table:table-cell>
              <table:table-cell office:value-type="float" office:value="410.9">
                <text:p>41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36cm" svg:y="3.952cm" style:legend-expansion="high" chart:style-name="ch2"/>
        <chart:plot-area chart:style-name="ch3" table:cell-range-address="Feuille1.A6:Feuille1.F8" chart:data-source-has-labels="both" svg:x="0.32cm" svg:y="0.18cm" svg:width="10.497cm" svg:height="8.64cm">
          <chartooo:coordinate-region svg:x="1.047cm" svg:y="0.379cm" svg:width="9.676cm" svg:height="7.794cm"/>
          <chart:axis chart:dimension="x" chart:name="primary-x" chart:style-name="ch4" chartooo:axis-type="auto">
            <chartooo:date-scale/>
            <chart:categories table:cell-range-address="Feuille1.B6:Feuille1.F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7:Feuille1.F7" chart:label-cell-address="Feuille1.A7:Feuille1.A7" chart:class="chart:line">
            <chart:data-point chart:repeated="5"/>
          </chart:series>
          <chart:series chart:style-name="ch7" chart:values-cell-range-address="Feuille1.B8:Feuille1.F8" chart:label-cell-address="Feuille1.A8:Feuille1.A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F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Temps Util Iteratif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69cm" svg:y="0.316cm" chart:style-name="ch2">
          <text:p>Empreinte mémoire en fonction de la taille (4/1024 threads)</text:p>
        </chart:title>
        <chart:legend chart:legend-position="end" svg:x="11.903cm" svg:y="3.952cm" style:legend-expansion="high" chart:style-name="ch3"/>
        <chart:plot-area chart:style-name="ch4" table:cell-range-address="Feuille1.B12:Feuille1.K12 Feuille1.A15:Feuille1.K15 Feuille1.A35:Feuille1.K35" chart:data-source-has-labels="both" svg:x="1.331cm" svg:y="1.301cm" svg:width="10.253cm" svg:height="6.538cm">
          <chartooo:coordinate-region svg:x="2.138cm" svg:y="1.501cm" svg:width="8.427cm" svg:height="5.691cm"/>
          <chart:axis chart:dimension="x" chart:name="primary-x" chart:style-name="ch5" chartooo:axis-type="auto">
            <chartooo:date-scale/>
            <chart:title svg:x="6.056cm" svg:y="8.019cm" chart:style-name="ch6">
              <text:p>taille</text:p>
            </chart:title>
            <chart:categories table:cell-range-address="Feuille1.B12:Feuille1.K12"/>
          </chart:axis>
          <chart:axis chart:dimension="y" chart:name="primary-y" chart:style-name="ch7">
            <chart:title svg:x="0.451cm" svg:y="5.262cm" chart:style-name="ch8">
              <text:p>mémoire</text:p>
            </chart:title>
            <chart:grid chart:style-name="ch9" chart:class="major"/>
          </chart:axis>
          <chart:series chart:style-name="ch10" chart:values-cell-range-address="Feuille1.B15:Feuille1.K15" chart:label-cell-address="Feuille1.A15:Feuille1.A15" chart:class="chart:line">
            <chart:data-point chart:repeated="10"/>
          </chart:series>
          <chart:series chart:style-name="ch11" chart:values-cell-range-address="Feuille1.B35:Feuille1.K35" chart:label-cell-address="Feuille1.A35:Feuille1.A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:Feuille1.K1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émoire4 (kb)</text:p>
                <draw:g>
                  <svg:desc>Feuille1.A15:Feuille1.A15</svg:desc>
                </draw:g>
              </table:table-cell>
              <table:table-cell office:value-type="float" office:value="1000">
                <text:p>1000</text:p>
                <draw:g>
                  <svg:desc>Feuille1.B15:Feuille1.K15</svg:desc>
                </draw:g>
              </table:table-cell>
              <table:table-cell office:value-type="float" office:value="1004">
                <text:p>1004</text:p>
              </table:table-cell>
              <table:table-cell office:value-type="float" office:value="976">
                <text:p>976</text:p>
              </table:table-cell>
              <table:table-cell office:value-type="float" office:value="2004">
                <text:p>2004</text:p>
              </table:table-cell>
              <table:table-cell office:value-type="float" office:value="3060">
                <text:p>3060</text:p>
              </table:table-cell>
              <table:table-cell office:value-type="float" office:value="6896">
                <text:p>6896</text:p>
              </table:table-cell>
              <table:table-cell office:value-type="float" office:value="22300">
                <text:p>22300</text:p>
              </table:table-cell>
              <table:table-cell office:value-type="float" office:value="83884">
                <text:p>83884</text:p>
              </table:table-cell>
              <table:table-cell office:value-type="float" office:value="330628">
                <text:p>330628</text:p>
              </table:table-cell>
              <table:table-cell office:value-type="float" office:value="1313380">
                <text:p>1313380</text:p>
              </table:table-cell>
            </table:table-row>
            <table:table-row>
              <table:table-cell office:value-type="string">
                <text:p>Mémoire1024 (kb)</text:p>
                <draw:g>
                  <svg:desc>Feuille1.A35:Feuille1.A35</svg:desc>
                </draw:g>
              </table:table-cell>
              <table:table-cell office:value-type="float" office:value="7380">
                <text:p>7380</text:p>
                <draw:g>
                  <svg:desc>Feuille1.B35:Feuille1.K35</svg:desc>
                </draw:g>
              </table:table-cell>
              <table:table-cell office:value-type="float" office:value="18484">
                <text:p>18484</text:p>
              </table:table-cell>
              <table:table-cell office:value-type="float" office:value="18740">
                <text:p>18740</text:p>
              </table:table-cell>
              <table:table-cell office:value-type="float" office:value="19008">
                <text:p>19008</text:p>
              </table:table-cell>
              <table:table-cell office:value-type="float" office:value="20116">
                <text:p>20116</text:p>
              </table:table-cell>
              <table:table-cell office:value-type="float" office:value="24656">
                <text:p>24656</text:p>
              </table:table-cell>
              <table:table-cell office:value-type="float" office:value="43344">
                <text:p>43344</text:p>
              </table:table-cell>
              <table:table-cell office:value-type="float" office:value="115872">
                <text:p>115872</text:p>
              </table:table-cell>
              <table:table-cell office:value-type="float" office:value="413468">
                <text:p>413468</text:p>
              </table:table-cell>
              <table:table-cell office:value-type="float" office:value="1593180">
                <text:p>15931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19cm" svg:y="0.316cm" chart:style-name="ch2">
          <text:p>Comparaison des temps utilisateurs entre les versions</text:p>
        </chart:title>
        <chart:legend chart:legend-position="end" svg:x="11.136cm" svg:y="3.703cm" style:legend-expansion="high" chart:style-name="ch3"/>
        <chart:plot-area chart:style-name="ch4" table:cell-range-address="Feuille1.B6:Feuille1.G6 Feuille1.A8:Feuille1.G8 Feuille1.A14:Feuille1.G14 Feuille1.A34:Feuille1.G34" chart:data-source-has-labels="both" svg:x="1.331cm" svg:y="1.301cm" svg:width="9.486cm" svg:height="6.538cm">
          <chartooo:coordinate-region svg:x="1.767cm" svg:y="1.501cm" svg:width="8.956cm" svg:height="5.691cm"/>
          <chart:axis chart:dimension="x" chart:name="primary-x" chart:style-name="ch5" chartooo:axis-type="auto">
            <chartooo:date-scale/>
            <chart:title svg:x="5.673cm" svg:y="8.019cm" chart:style-name="ch6">
              <text:p>taille</text:p>
            </chart:title>
            <chart:categories table:cell-range-address="Feuille1.B6:Feuille1.G6"/>
          </chart:axis>
          <chart:axis chart:dimension="y" chart:name="primary-y" chart:style-name="ch5">
            <chart:title svg:x="0.451cm" svg:y="5.064cm" chart:style-name="ch7">
              <text:p>temps</text:p>
            </chart:title>
            <chart:grid chart:style-name="ch8" chart:class="major"/>
          </chart:axis>
          <chart:series chart:style-name="ch9" chart:values-cell-range-address="Feuille1.B8:Feuille1.G8" chart:label-cell-address="Feuille1.A8:Feuille1.A8" chart:class="chart:line">
            <chart:data-point chart:repeated="6"/>
          </chart:series>
          <chart:series chart:style-name="ch10" chart:values-cell-range-address="Feuille1.B14:Feuille1.G14" chart:label-cell-address="Feuille1.A14:Feuille1.A14" chart:class="chart:line">
            <chart:data-point chart:repeated="6"/>
          </chart:series>
          <chart:series chart:style-name="ch11" chart:values-cell-range-address="Feuille1.B34:Feuille1.G34" chart:label-cell-address="Feuille1.A34:Feuille1.A3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G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emps Util Iteratif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Temps Util4(Sec)</text:p>
                <draw:g>
                  <svg:desc>Feuille1.A14:Feuille1.A14</svg:desc>
                </draw:g>
              </table:table-cell>
              <table:table-cell office:value-type="float" office:value="0">
                <text:p>0</text:p>
                <draw:g>
                  <svg:desc>Feuille1.B14:Feuille1.G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Temps Util1024(Sec)</text:p>
                <draw:g>
                  <svg:desc>Feuille1.A34:Feuille1.A34</svg:desc>
                </draw:g>
              </table:table-cell>
              <table:table-cell office:value-type="float" office:value="0.38">
                <text:p>0.38</text:p>
                <draw:g>
                  <svg:desc>Feuille1.B34:Feuille1.G3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title svg:x="3.256cm" svg:y="0.316cm" chart:style-name="ch2">
          <text:p>Comparaison du temps CPU entre les versions</text:p>
        </chart:title>
        <chart:legend chart:legend-position="end" svg:x="12.426cm" svg:y="3.705cm" style:legend-expansion="high" chart:style-name="ch3"/>
        <chart:plot-area chart:style-name="ch4" table:cell-range-address="Feuille1.B6:Feuille1.K7 Feuille1.A6:Feuille1.A7 Feuille1.A13:Feuille1.K13 Feuille1.A33:Feuille1.K33" chart:data-source-has-labels="both" svg:x="1.33cm" svg:y="1.301cm" svg:width="10.777cm" svg:height="6.543cm">
          <chartooo:coordinate-region svg:x="2.242cm" svg:y="1.5cm" svg:width="9.506cm" svg:height="5.697cm"/>
          <chart:axis chart:dimension="x" chart:name="primary-x" chart:style-name="ch5" chartooo:axis-type="auto">
            <chartooo:date-scale/>
            <chart:title svg:x="6.317cm" svg:y="8.024cm" chart:style-name="ch6">
              <text:p>taille</text:p>
            </chart:title>
            <chart:categories table:cell-range-address="Feuille1.B6:Feuille1.K6"/>
          </chart:axis>
          <chart:axis chart:dimension="y" chart:name="primary-y" chart:style-name="ch7">
            <chart:title svg:x="0.451cm" svg:y="5.264cm" chart:style-name="ch8">
              <text:p>mémoire</text:p>
            </chart:title>
            <chart:grid chart:style-name="ch9" chart:class="major"/>
          </chart:axis>
          <chart:series chart:style-name="ch10" chart:values-cell-range-address="Feuille1.B7:Feuille1.K7" chart:label-cell-address="Feuille1.A7:Feuille1.A7" chart:class="chart:line">
            <chart:data-point chart:repeated="10"/>
          </chart:series>
          <chart:series chart:style-name="ch11" chart:values-cell-range-address="Feuille1.B13:Feuille1.K13" chart:label-cell-address="Feuille1.A13:Feuille1.A13" chart:class="chart:line">
            <chart:data-point chart:repeated="10"/>
          </chart:series>
          <chart:series chart:style-name="ch12" chart:values-cell-range-address="Feuille1.B33:Feuille1.K33" chart:label-cell-address="Feuille1.A33:Feuille1.A33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K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  <table:table-cell office:value-type="float" office:value="2.43">
                <text:p>2.43</text:p>
              </table:table-cell>
              <table:table-cell office:value-type="float" office:value="11.74">
                <text:p>11.74</text:p>
              </table:table-cell>
              <table:table-cell office:value-type="float" office:value="38.47">
                <text:p>38.47</text:p>
              </table:table-cell>
              <table:table-cell office:value-type="float" office:value="142.66">
                <text:p>142.66</text:p>
              </table:table-cell>
              <table:table-cell office:value-type="float" office:value="572.31">
                <text:p>572.31</text:p>
              </table:table-cell>
            </table:table-row>
            <table:table-row>
              <table:table-cell office:value-type="string">
                <text:p>CPU4(sec)</text:p>
                <draw:g>
                  <svg:desc>Feuille1.A13:Feuille1.A13</svg:desc>
                </draw:g>
              </table:table-cell>
              <table:table-cell office:value-type="float" office:value="0.03">
                <text:p>0.03</text:p>
                <draw:g>
                  <svg:desc>Feuille1.B13:Feuille1.K13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1.28">
                <text:p>1.28</text:p>
              </table:table-cell>
              <table:table-cell office:value-type="float" office:value="5.21">
                <text:p>5.21</text:p>
              </table:table-cell>
              <table:table-cell office:value-type="float" office:value="22.8">
                <text:p>22.8</text:p>
              </table:table-cell>
              <table:table-cell office:value-type="float" office:value="80">
                <text:p>80</text:p>
              </table:table-cell>
              <table:table-cell office:value-type="float" office:value="306.5">
                <text:p>306.5</text:p>
              </table:table-cell>
              <table:table-cell office:value-type="float" office:value="1226.82">
                <text:p>1226.82</text:p>
              </table:table-cell>
            </table:table-row>
            <table:table-row>
              <table:table-cell office:value-type="string">
                <text:p>CPU1024(sec)</text:p>
                <draw:g>
                  <svg:desc>Feuille1.A33:Feuille1.A33</svg:desc>
                </draw:g>
              </table:table-cell>
              <table:table-cell office:value-type="float" office:value="1.23">
                <text:p>1.23</text:p>
                <draw:g>
                  <svg:desc>Feuille1.B33:Feuille1.K33</svg:desc>
                </draw:g>
              </table:table-cell>
              <table:table-cell office:value-type="float" office:value="5.46">
                <text:p>5.46</text:p>
              </table:table-cell>
              <table:table-cell office:value-type="float" office:value="5.8">
                <text:p>5.8</text:p>
              </table:table-cell>
              <table:table-cell office:value-type="float" office:value="6.3">
                <text:p>6.3</text:p>
              </table:table-cell>
              <table:table-cell office:value-type="float" office:value="8.2">
                <text:p>8.2</text:p>
              </table:table-cell>
              <table:table-cell office:value-type="float" office:value="17.7">
                <text:p>17.7</text:p>
              </table:table-cell>
              <table:table-cell office:value-type="float" office:value="50.5">
                <text:p>50.5</text:p>
              </table:table-cell>
              <table:table-cell office:value-type="float" office:value="116.5">
                <text:p>116.5</text:p>
              </table:table-cell>
              <table:table-cell office:value-type="float" office:value="417.5">
                <text:p>417.5</text:p>
              </table:table-cell>
              <table:table-cell office:value-type="float" office:value="1629.4">
                <text:p>1629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line" chart:style-name="ch1">
        <chart:title svg:x="2.41cm" svg:y="0.316cm" chart:style-name="ch2">
          <text:p>Comparaison de l'empreinte mémoire entre les versions</text:p>
        </chart:title>
        <chart:legend chart:legend-position="end" svg:x="11.925cm" svg:y="3.705cm" style:legend-expansion="high" chart:style-name="ch3"/>
        <chart:plot-area chart:style-name="ch4" table:cell-range-address="Feuille1.B6:Feuille1.G6 Feuille1.A9:Feuille1.G9 Feuille1.A15:Feuille1.G15 Feuille1.A35:Feuille1.G35" chart:data-source-has-labels="both" svg:x="1.331cm" svg:y="1.301cm" svg:width="10.274cm" svg:height="6.543cm">
          <chartooo:coordinate-region svg:x="2.508cm" svg:y="1.5cm" svg:width="9.003cm" svg:height="5.697cm"/>
          <chart:axis chart:dimension="x" chart:name="primary-x" chart:style-name="ch5" chartooo:axis-type="auto">
            <chartooo:date-scale/>
            <chart:title svg:x="6.067cm" svg:y="8.024cm" chart:style-name="ch6">
              <text:p>taille</text:p>
            </chart:title>
            <chart:categories table:cell-range-address="Feuille1.B6:Feuille1.G6"/>
          </chart:axis>
          <chart:axis chart:dimension="y" chart:name="primary-y" chart:style-name="ch5">
            <chart:title svg:x="0.451cm" svg:y="5.264cm" chart:style-name="ch7">
              <text:p>mémoire</text:p>
            </chart:title>
            <chart:grid chart:style-name="ch8" chart:class="major"/>
          </chart:axis>
          <chart:series chart:style-name="ch9" chart:values-cell-range-address="Feuille1.B9:Feuille1.G9" chart:label-cell-address="Feuille1.A9:Feuille1.A9" chart:class="chart:line">
            <chart:data-point chart:repeated="6"/>
          </chart:series>
          <chart:series chart:style-name="ch10" chart:values-cell-range-address="Feuille1.B15:Feuille1.G15" chart:label-cell-address="Feuille1.A15:Feuille1.A15" chart:class="chart:line">
            <chart:data-point chart:repeated="6"/>
          </chart:series>
          <chart:series chart:style-name="ch11" chart:values-cell-range-address="Feuille1.B35:Feuille1.G35" chart:label-cell-address="Feuille1.A35:Feuille1.A35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G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emoire (kb)</text:p>
                <draw:g>
                  <svg:desc>Feuille1.A9:Feuille1.A9</svg:desc>
                </draw:g>
              </table:table-cell>
              <table:table-cell office:value-type="float" office:value="968">
                <text:p>968</text:p>
                <draw:g>
                  <svg:desc>Feuille1.B9:Feuille1.G9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988">
                <text:p>988</text:p>
              </table:table-cell>
              <table:table-cell office:value-type="float" office:value="2004">
                <text:p>2004</text:p>
              </table:table-cell>
              <table:table-cell office:value-type="float" office:value="2959">
                <text:p>2959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Mémoire4 (kb)</text:p>
                <draw:g>
                  <svg:desc>Feuille1.A15:Feuille1.A15</svg:desc>
                </draw:g>
              </table:table-cell>
              <table:table-cell office:value-type="float" office:value="1000">
                <text:p>1000</text:p>
                <draw:g>
                  <svg:desc>Feuille1.B15:Feuille1.G15</svg:desc>
                </draw:g>
              </table:table-cell>
              <table:table-cell office:value-type="float" office:value="1004">
                <text:p>1004</text:p>
              </table:table-cell>
              <table:table-cell office:value-type="float" office:value="976">
                <text:p>976</text:p>
              </table:table-cell>
              <table:table-cell office:value-type="float" office:value="2004">
                <text:p>2004</text:p>
              </table:table-cell>
              <table:table-cell office:value-type="float" office:value="3060">
                <text:p>3060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Mémoire1024 (kb)</text:p>
                <draw:g>
                  <svg:desc>Feuille1.A35:Feuille1.A35</svg:desc>
                </draw:g>
              </table:table-cell>
              <table:table-cell office:value-type="float" office:value="7380">
                <text:p>7380</text:p>
                <draw:g>
                  <svg:desc>Feuille1.B35:Feuille1.G35</svg:desc>
                </draw:g>
              </table:table-cell>
              <table:table-cell office:value-type="float" office:value="18484">
                <text:p>18484</text:p>
              </table:table-cell>
              <table:table-cell office:value-type="float" office:value="18740">
                <text:p>18740</text:p>
              </table:table-cell>
              <table:table-cell office:value-type="float" office:value="19008">
                <text:p>19008</text:p>
              </table:table-cell>
              <table:table-cell office:value-type="float" office:value="20116">
                <text:p>20116</text:p>
              </table:table-cell>
              <table:table-cell office:value-type="float" office:value="24656">
                <text:p>246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985cm" svg:height="9.005cm" xlink:href=".." xlink:type="simple" chart:class="chart:line" chart:row-mapping="2 4 3 5" chart:style-name="ch1">
        <chart:title svg:x="-0.048cm" svg:y="0.316cm" chart:style-name="ch2">
          <text:p>Comparaison pour 4 Threads entre barrières Posix, barrières avec variable condition et barrières avec semaphores </text:p>
        </chart:title>
        <chart:legend chart:legend-position="end" svg:x="18.333cm" svg:y="2.958cm" style:legend-expansion="high" chart:style-name="ch3"/>
        <chart:plot-area chart:style-name="ch4" table:cell-range-address="Feuille1.B124:Feuille1.K126 Feuille1.A125:Feuille1.A126 Feuille1.A99:Feuille1.K100 Feuille1.A199:Feuille1.K200" chart:data-source-has-labels="both" svg:x="1.47cm" svg:y="1.301cm" svg:width="16.405cm" svg:height="6.543cm">
          <chartooo:coordinate-region svg:x="2.277cm" svg:y="1.5cm" svg:width="15.504cm" svg:height="5.697cm"/>
          <chart:axis chart:dimension="x" chart:name="primary-x" chart:style-name="ch5" chartooo:axis-type="auto">
            <chartooo:date-scale/>
            <chart:title svg:x="9.244cm" svg:y="8.024cm" chart:style-name="ch6">
              <text:p>Taille</text:p>
            </chart:title>
            <chart:categories table:cell-range-address="Feuille1.B124:Feuille1.K124"/>
          </chart:axis>
          <chart:axis chart:dimension="y" chart:name="primary-y" chart:style-name="ch7">
            <chart:title svg:x="0.451cm" svg:y="5.277cm" chart:style-name="ch8">
              <text:p>Temps(s)</text:p>
            </chart:title>
            <chart:grid chart:style-name="ch9" chart:class="major"/>
          </chart:axis>
          <chart:series chart:style-name="ch10" chart:values-cell-range-address="Feuille1.B125:Feuille1.K125" chart:label-cell-address="Feuille1.A125:Feuille1.A125" chart:class="chart:line">
            <chart:data-point chart:repeated="10"/>
          </chart:series>
          <chart:series chart:style-name="ch11" chart:values-cell-range-address="Feuille1.B99:Feuille1.K99" chart:label-cell-address="Feuille1.A99:Feuille1.A99" chart:class="chart:line">
            <chart:data-point chart:repeated="10"/>
          </chart:series>
          <chart:series chart:style-name="ch12" chart:values-cell-range-address="Feuille1.B199:Feuille1.K199" chart:label-cell-address="Feuille1.A199:Feuille1.A199" chart:class="chart:line">
            <chart:data-point chart:repeated="10"/>
          </chart:series>
          <chart:series chart:style-name="ch13" chart:values-cell-range-address="Feuille1.B126:Feuille1.K126" chart:label-cell-address="Feuille1.A126:Feuille1.A126" chart:class="chart:line">
            <chart:data-point chart:repeated="10"/>
          </chart:series>
          <chart:series chart:style-name="ch14" chart:values-cell-range-address="Feuille1.B100:Feuille1.K100" chart:label-cell-address="Feuille1.A100:Feuille1.A100" chart:class="chart:line">
            <chart:data-point chart:repeated="10"/>
          </chart:series>
          <chart:series chart:style-name="ch15" chart:values-cell-range-address="Feuille1.B200:Feuille1.K200" chart:label-cell-address="Feuille1.A200:Feuille1.A200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4:Feuille1.K12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4(VarCond)</text:p>
                <draw:g>
                  <svg:desc>Feuille1.A125:Feuille1.A125</svg:desc>
                </draw:g>
              </table:table-cell>
              <table:table-cell office:value-type="float" office:value="0.01">
                <text:p>0.01</text:p>
                <draw:g>
                  <svg:desc>Feuille1.B125:Feuille1.K12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  <table:table-cell office:value-type="float" office:value="3.12">
                <text:p>3.12</text:p>
              </table:table-cell>
              <table:table-cell office:value-type="float" office:value="11.8">
                <text:p>11.8</text:p>
              </table:table-cell>
              <table:table-cell office:value-type="float" office:value="45.8">
                <text:p>45.8</text:p>
              </table:table-cell>
              <table:table-cell office:value-type="float" office:value="181.37">
                <text:p>181.3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CPU4(Posix)</text:p>
                <draw:g>
                  <svg:desc>Feuille1.A99:Feuille1.A99</svg:desc>
                </draw:g>
              </table:table-cell>
              <table:table-cell office:value-type="float" office:value="0.01">
                <text:p>0.01</text:p>
                <draw:g>
                  <svg:desc>Feuille1.B99:Feuille1.K99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11.8">
                <text:p>11.8</text:p>
              </table:table-cell>
              <table:table-cell office:value-type="float" office:value="45.8">
                <text:p>45.8</text:p>
              </table:table-cell>
              <table:table-cell office:value-type="float" office:value="181.6">
                <text:p>181.6</text:p>
              </table:table-cell>
              <table:table-cell office:value-type="float" office:value="724.6">
                <text:p>724.6</text:p>
              </table:table-cell>
            </table:table-row>
            <table:table-row>
              <table:table-cell office:value-type="string">
                <text:p>CPU4(Sema)</text:p>
                <draw:g>
                  <svg:desc>Feuille1.A199:Feuille1.A199</svg:desc>
                </draw:g>
              </table:table-cell>
              <table:table-cell office:value-type="float" office:value="0.01">
                <text:p>0.01</text:p>
                <draw:g>
                  <svg:desc>Feuille1.B199:Feuille1.K199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3.12">
                <text:p>3.12</text:p>
              </table:table-cell>
              <table:table-cell office:value-type="float" office:value="11.8">
                <text:p>11.8</text:p>
              </table:table-cell>
              <table:table-cell office:value-type="float" office:value="45.7">
                <text:p>45.7</text:p>
              </table:table-cell>
              <table:table-cell office:value-type="float" office:value="181.31">
                <text:p>181.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Temps Util4(VarCond)</text:p>
                <draw:g>
                  <svg:desc>Feuille1.A126:Feuille1.A126</svg:desc>
                </draw:g>
              </table:table-cell>
              <table:table-cell office:value-type="float" office:value="0">
                <text:p>0</text:p>
                <draw:g>
                  <svg:desc>Feuille1.B126:Feuille1.K1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  <table:table-cell office:value-type="float" office:value="23.25">
                <text:p>23.25</text:p>
              </table:table-cell>
              <table:table-cell office:value-type="float" office:value="91.5">
                <text:p>91.5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string">
                <text:p>Temps Util4(Posix)</text:p>
                <draw:g>
                  <svg:desc>Feuille1.A100:Feuille1.A100</svg:desc>
                </draw:g>
              </table:table-cell>
              <table:table-cell office:value-type="float" office:value="0">
                <text:p>0</text:p>
                <draw:g>
                  <svg:desc>Feuille1.B100:Feuille1.K10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  <table:table-cell office:value-type="float" office:value="23.75">
                <text:p>23.75</text:p>
              </table:table-cell>
              <table:table-cell office:value-type="float" office:value="92.8">
                <text:p>92.8</text:p>
              </table:table-cell>
              <table:table-cell office:value-type="float" office:value="364.5">
                <text:p>364.5</text:p>
              </table:table-cell>
            </table:table-row>
            <table:table-row>
              <table:table-cell office:value-type="string">
                <text:p>Temps Util4(Sema)</text:p>
                <draw:g>
                  <svg:desc>Feuille1.A200:Feuille1.A200</svg:desc>
                </draw:g>
              </table:table-cell>
              <table:table-cell office:value-type="float" office:value="0">
                <text:p>0</text:p>
                <draw:g>
                  <svg:desc>Feuille1.B200:Feuille1.K20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1.75">
                <text:p>1.75</text:p>
              </table:table-cell>
              <table:table-cell office:value-type="float" office:value="6.25">
                <text:p>6.25</text:p>
              </table:table-cell>
              <table:table-cell office:value-type="float" office:value="23.5">
                <text:p>23.5</text:p>
              </table:table-cell>
              <table:table-cell office:value-type="float" office:value="91.6">
                <text:p>91.6</text:p>
              </table:table-cell>
              <table:table-cell office:value-type="float" office:value="364.5">
                <text:p>364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